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2.67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2.731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Unif_rare" table:style-name="ta1">
        <table:shapes>
          <draw:frame draw:z-index="0" draw:style-name="gr1" svg:width="45.783cm" svg:height="13.433cm" svg:x="2.623cm" svg:y="5.241cm">
            <draw:object draw:notify-on-update-of-ranges="Unif_rare.A1:Unif_rare.A1 Unif_rare.A2:Unif_rare.A11 Unif_rare.H1:Unif_rare.H1 Unif_rare.H2:Unif_rare.H11 Unif_rare.J1:Unif_rare.J1 Unif_rare.J2:Unif_rare.J11 Unif_rare.L1:Unif_rare.L1 Unif_rare.L2:Unif_rare.L11 Unif_rare.N1:Unif_rare.N1 Unif_rare.N2:Unif_rare.N11 Unif_rare.P1:Unif_rare.P1 Unif_rare.P2:Unif_rare.P11 Unif_rare.R1:Unif_rare.R1 Unif_rare.R2:Unif_rare.R11 Unif_rare.T1:Unif_rare.T1 Unif_rare.T2:Unif_rare.T11 Unif_rare.V1:Unif_rare.V1 Unif_rare.V2:Unif_rare.V11 Unif_rare.X1:Unif_rare.X1 Unif_rare.X2:Unif_rare.X11 Unif_rare.Z1:Unif_rare.Z1 Unif_rare.Z2:Unif_rare.Z11 Unif_rare.AB1:Unif_rare.AB1 Unif_rare.AB2:Unif_rare.AB11 Unif_rare.AD1:Unif_rare.AD1 Unif_rare.AD2:Unif_rare.AD11 Unif_rare.AF1:Unif_rare.AF1 Unif_rare.AF2:Unif_rare.AF11 Unif_rare.AH1:Unif_rare.AH1 Unif_rare.AH2:Unif_rare.AH11 Unif_rare.AJ1:Unif_rare.AJ1 Unif_rare.AJ2:Unif_rare.AJ11 Unif_rare.AL1:Unif_rare.AL1 Unif_rare.AL2:Unif_rare.AL11 Unif_rare.AN1:Unif_rare.AN1 Unif_rare.AN2:Unif_rare.AN11 Unif_rare.AP1:Unif_rare.AP1 Unif_rare.AP2:Unif_rare.AP11 Unif_rare.AR1:Unif_rare.AR1 Unif_rare.AR2:Unif_rare.AR11 Unif_rare.AT1:Unif_rare.AT1 Unif_rare.AT2:Unif_rare.AT11 Unif_rare.AV1:Unif_rare.AV1 Unif_rare.AV2:Unif_rare.AV11 Unif_rare.AX1:Unif_rare.AX1 Unif_rare.AX2:Unif_rare.AX11 Unif_rare.AZ1:Unif_rare.AZ1 Unif_rare.AZ2:Unif_rare.AZ11 Unif_rare.BB1:Unif_rare.BB1 Unif_rare.BB2:Unif_rare.BB11 Unif_rare.BD1:Unif_rare.BD1 Unif_rare.BD2:Unif_rare.BD11 Unif_rare.BF1:Unif_rare.BF1 Unif_rare.BF2:Unif_rare.BF11 Unif_rare.BH1:Unif_rare.BH1 Unif_rare.BH2:Unif_rare.BH11 Unif_rare.BJ1:Unif_rare.BJ1 Unif_rare.BJ2:Unif_rare.BJ11 Unif_rare.BL1:Unif_rare.BL1 Unif_rare.BL2:Unif_rare.BL11 Unif_rare.BN1:Unif_rare.BN1 Unif_rare.BN2:Unif_rare.BN11 Unif_rare.BP1:Unif_rare.BP1 Unif_rare.BP2:Unif_rare.BP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6.439cm" svg:height="13.481cm" svg:x="2.432cm" svg:y="19.988cm">
            <draw:object draw:notify-on-update-of-ranges="Unif_rare.A1:Unif_rare.A1 Unif_rare.A2:Unif_rare.A11 Unif_rare.G1:Unif_rare.G1 Unif_rare.G2:Unif_rare.G11 Unif_rare.I1:Unif_rare.I1 Unif_rare.I2:Unif_rare.I11 Unif_rare.K1:Unif_rare.K1 Unif_rare.K2:Unif_rare.K11 Unif_rare.M1:Unif_rare.M1 Unif_rare.M2:Unif_rare.M11 Unif_rare.O1:Unif_rare.O1 Unif_rare.O2:Unif_rare.O11 Unif_rare.Q1:Unif_rare.Q1 Unif_rare.Q2:Unif_rare.Q11 Unif_rare.S1:Unif_rare.S1 Unif_rare.S2:Unif_rare.S11 Unif_rare.U1:Unif_rare.U1 Unif_rare.U2:Unif_rare.U11 Unif_rare.W1:Unif_rare.W1 Unif_rare.W2:Unif_rare.W11 Unif_rare.Y1:Unif_rare.Y1 Unif_rare.Y2:Unif_rare.Y11 Unif_rare.AA1:Unif_rare.AA1 Unif_rare.AA2:Unif_rare.AA11 Unif_rare.AC1:Unif_rare.AC1 Unif_rare.AC2:Unif_rare.AC11 Unif_rare.AE1:Unif_rare.AE1 Unif_rare.AE2:Unif_rare.AE11 Unif_rare.AG1:Unif_rare.AG1 Unif_rare.AG2:Unif_rare.AG11 Unif_rare.AI1:Unif_rare.AI1 Unif_rare.AI2:Unif_rare.AI11 Unif_rare.AK1:Unif_rare.AK1 Unif_rare.AK2:Unif_rare.AK11 Unif_rare.AM1:Unif_rare.AM1 Unif_rare.AM2:Unif_rare.AM11 Unif_rare.AO1:Unif_rare.AO1 Unif_rare.AO2:Unif_rare.AO11 Unif_rare.AQ1:Unif_rare.AQ1 Unif_rare.AQ2:Unif_rare.AQ11 Unif_rare.AS1:Unif_rare.AS1 Unif_rare.AS2:Unif_rare.AS11 Unif_rare.AU1:Unif_rare.AU1 Unif_rare.AU2:Unif_rare.AU11 Unif_rare.AW1:Unif_rare.AW1 Unif_rare.AW2:Unif_rare.AW11 Unif_rare.AY1:Unif_rare.AY1 Unif_rare.AY2:Unif_rare.AY11 Unif_rare.BA1:Unif_rare.BA1 Unif_rare.BA2:Unif_rare.BA11 Unif_rare.BC1:Unif_rare.BC1 Unif_rare.BC2:Unif_rare.BC11 Unif_rare.BE1:Unif_rare.BE1 Unif_rare.BE2:Unif_rare.BE11 Unif_rare.BG1:Unif_rare.BG1 Unif_rare.BG2:Unif_rare.BG11 Unif_rare.BI1:Unif_rare.BI1 Unif_rare.BI2:Unif_rare.BI11 Unif_rare.BK1:Unif_rare.BK1 Unif_rare.BK2:Unif_rare.BK11 Unif_rare.BM1:Unif_rare.BM1 Unif_rare.BM2:Unif_rare.BM11 Unif_rare.BO1:Unif_rare.BO1 Unif_rare.BO2:Unif_rare.BO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860938526321">
            <text:p>0.8609385263</text:p>
          </table:table-cell>
          <table:table-cell office:value-type="float" office:value="0.885815892424">
            <text:p>0.8858158924</text:p>
          </table:table-cell>
          <table:table-cell office:value-type="float" office:value="0.949413507193">
            <text:p>0.9494135072</text:p>
          </table:table-cell>
          <table:table-cell office:value-type="float" office:value="18">
            <text:p>18</text:p>
          </table:table-cell>
          <table:table-cell office:value-type="float" office:value="0.948453281159">
            <text:p>0.9484532812</text:p>
          </table:table-cell>
          <table:table-cell office:value-type="float" office:value="20">
            <text:p>20</text:p>
          </table:table-cell>
          <table:table-cell office:value-type="float" office:value="0.980755764533">
            <text:p>0.9807557645</text:p>
          </table:table-cell>
          <table:table-cell office:value-type="float" office:value="67">
            <text:p>67</text:p>
          </table:table-cell>
          <table:table-cell office:value-type="float" office:value="0.981498224538">
            <text:p>0.9814982245</text:p>
          </table:table-cell>
          <table:table-cell office:value-type="float" office:value="68">
            <text:p>68</text:p>
          </table:table-cell>
          <table:table-cell office:value-type="float" office:value="0.978548469727">
            <text:p>0.9785484697</text:p>
          </table:table-cell>
          <table:table-cell office:value-type="float" office:value="69">
            <text:p>69</text:p>
          </table:table-cell>
          <table:table-cell office:value-type="float" office:value="0.937420848136">
            <text:p>0.9374208481</text:p>
          </table:table-cell>
          <table:table-cell office:value-type="float" office:value="9">
            <text:p>9</text:p>
          </table:table-cell>
          <table:table-cell office:value-type="float" office:value="0.974225982785">
            <text:p>0.9742259828</text:p>
          </table:table-cell>
          <table:table-cell office:value-type="float" office:value="52">
            <text:p>52</text:p>
          </table:table-cell>
          <table:table-cell office:value-type="float" office:value="0.975840843486">
            <text:p>0.9758408435</text:p>
          </table:table-cell>
          <table:table-cell office:value-type="float" office:value="50">
            <text:p>50</text:p>
          </table:table-cell>
          <table:table-cell office:value-type="float" office:value="0.950284338994">
            <text:p>0.950284339</text:p>
          </table:table-cell>
          <table:table-cell office:value-type="float" office:value="30">
            <text:p>30</text:p>
          </table:table-cell>
          <table:table-cell office:value-type="float" office:value="0.931709883289">
            <text:p>0.9317098833</text:p>
          </table:table-cell>
          <table:table-cell office:value-type="float" office:value="8">
            <text:p>8</text:p>
          </table:table-cell>
          <table:table-cell office:value-type="float" office:value="0.987972593684">
            <text:p>0.9879725937</text:p>
          </table:table-cell>
          <table:table-cell office:value-type="float" office:value="76">
            <text:p>76</text:p>
          </table:table-cell>
          <table:table-cell office:value-type="float" office:value="0.990264776467">
            <text:p>0.9902647765</text:p>
          </table:table-cell>
          <table:table-cell office:value-type="float" office:value="80">
            <text:p>80</text:p>
          </table:table-cell>
          <table:table-cell office:value-type="float" office:value="0.978673629737">
            <text:p>0.9786736297</text:p>
          </table:table-cell>
          <table:table-cell office:value-type="float" office:value="68">
            <text:p>68</text:p>
          </table:table-cell>
          <table:table-cell office:value-type="float" office:value="0.94504954912">
            <text:p>0.9450495491</text:p>
          </table:table-cell>
          <table:table-cell office:value-type="float" office:value="9">
            <text:p>9</text:p>
          </table:table-cell>
          <table:table-cell office:value-type="float" office:value="0.947314212083">
            <text:p>0.9473142121</text:p>
          </table:table-cell>
          <table:table-cell office:value-type="float" office:value="12">
            <text:p>12</text:p>
          </table:table-cell>
          <table:table-cell office:value-type="float" office:value="0.941291635848">
            <text:p>0.9412916358</text:p>
          </table:table-cell>
          <table:table-cell office:value-type="float" office:value="7">
            <text:p>7</text:p>
          </table:table-cell>
          <table:table-cell office:value-type="float" office:value="0.972403488361">
            <text:p>0.9724034884</text:p>
          </table:table-cell>
          <table:table-cell office:value-type="float" office:value="45">
            <text:p>45</text:p>
          </table:table-cell>
          <table:table-cell office:value-type="float" office:value="0.978426637665">
            <text:p>0.9784266377</text:p>
          </table:table-cell>
          <table:table-cell office:value-type="float" office:value="53">
            <text:p>53</text:p>
          </table:table-cell>
          <table:table-cell office:value-type="float" office:value="0.976116214238">
            <text:p>0.9761162142</text:p>
          </table:table-cell>
          <table:table-cell office:value-type="float" office:value="50">
            <text:p>50</text:p>
          </table:table-cell>
          <table:table-cell office:value-type="float" office:value="0.979919157264">
            <text:p>0.9799191573</text:p>
          </table:table-cell>
          <table:table-cell office:value-type="float" office:value="58">
            <text:p>58</text:p>
          </table:table-cell>
          <table:table-cell office:value-type="float" office:value="0.960230035875">
            <text:p>0.9602300359</text:p>
          </table:table-cell>
          <table:table-cell office:value-type="float" office:value="42">
            <text:p>42</text:p>
          </table:table-cell>
          <table:table-cell office:value-type="float" office:value="0.957107993149">
            <text:p>0.9571079931</text:p>
          </table:table-cell>
          <table:table-cell office:value-type="float" office:value="35">
            <text:p>35</text:p>
          </table:table-cell>
          <table:table-cell office:value-type="float" office:value="0.954966584205">
            <text:p>0.9549665842</text:p>
          </table:table-cell>
          <table:table-cell office:value-type="float" office:value="16">
            <text:p>16</text:p>
          </table:table-cell>
          <table:table-cell office:value-type="float" office:value="0.955986692362">
            <text:p>0.9559866924</text:p>
          </table:table-cell>
          <table:table-cell office:value-type="float" office:value="14">
            <text:p>14</text:p>
          </table:table-cell>
          <table:table-cell office:value-type="float" office:value="0.949818286372">
            <text:p>0.9498182864</text:p>
          </table:table-cell>
          <table:table-cell office:value-type="float" office:value="6">
            <text:p>6</text:p>
          </table:table-cell>
          <table:table-cell office:value-type="float" office:value="0.980870503303">
            <text:p>0.9808705033</text:p>
          </table:table-cell>
          <table:table-cell office:value-type="float" office:value="57">
            <text:p>57</text:p>
          </table:table-cell>
          <table:table-cell office:value-type="float" office:value="0.981315422972">
            <text:p>0.981315423</text:p>
          </table:table-cell>
          <table:table-cell office:value-type="float" office:value="59">
            <text:p>59</text:p>
          </table:table-cell>
          <table:table-cell office:value-type="float" office:value="0.981064437368">
            <text:p>0.9810644374</text:p>
          </table:table-cell>
          <table:table-cell office:value-type="float" office:value="58">
            <text:p>58</text:p>
          </table:table-cell>
          <table:table-cell office:value-type="float" office:value="0.980926307966">
            <text:p>0.980926308</text:p>
          </table:table-cell>
          <table:table-cell office:value-type="float" office:value="60">
            <text:p>60</text:p>
          </table:table-cell>
          <table:table-cell office:value-type="float" office:value="0.970747909087">
            <text:p>0.9707479091</text:p>
          </table:table-cell>
          <table:table-cell office:value-type="float" office:value="51">
            <text:p>51</text:p>
          </table:table-cell>
          <table:table-cell office:value-type="float" office:value="0.968992481916">
            <text:p>0.9689924819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51988967774">
            <text:p>0.8519889678</text:p>
          </table:table-cell>
          <table:table-cell office:value-type="float" office:value="0.904426885034">
            <text:p>0.904426885</text:p>
          </table:table-cell>
          <table:table-cell office:value-type="float" office:value="0.836698699505">
            <text:p>0.8366986995</text:p>
          </table:table-cell>
          <table:table-cell office:value-type="float" office:value="0">
            <text:p>0</text:p>
          </table:table-cell>
          <table:table-cell office:value-type="float" office:value="0.830303923975">
            <text:p>0.830303924</text:p>
          </table:table-cell>
          <table:table-cell office:value-type="float" office:value="0">
            <text:p>0</text:p>
          </table:table-cell>
          <table:table-cell office:value-type="float" office:value="0.897031521649">
            <text:p>0.8970315216</text:p>
          </table:table-cell>
          <table:table-cell office:value-type="float" office:value="5">
            <text:p>5</text:p>
          </table:table-cell>
          <table:table-cell office:value-type="float" office:value="0.895652155255">
            <text:p>0.8956521553</text:p>
          </table:table-cell>
          <table:table-cell office:value-type="float" office:value="6">
            <text:p>6</text:p>
          </table:table-cell>
          <table:table-cell office:value-type="float" office:value="0.881800757781">
            <text:p>0.8818007578</text:p>
          </table:table-cell>
          <table:table-cell office:value-type="float" office:value="3">
            <text:p>3</text:p>
          </table:table-cell>
          <table:table-cell office:value-type="float" office:value="0.812191083261">
            <text:p>0.8121910833</text:p>
          </table:table-cell>
          <table:table-cell office:value-type="float" office:value="0">
            <text:p>0</text:p>
          </table:table-cell>
          <table:table-cell office:value-type="float" office:value="0.890269092953">
            <text:p>0.890269093</text:p>
          </table:table-cell>
          <table:table-cell office:value-type="float" office:value="7">
            <text:p>7</text:p>
          </table:table-cell>
          <table:table-cell office:value-type="float" office:value="0.891513078515">
            <text:p>0.8915130785</text:p>
          </table:table-cell>
          <table:table-cell office:value-type="float" office:value="3">
            <text:p>3</text:p>
          </table:table-cell>
          <table:table-cell office:value-type="float" office:value="0.866023979999">
            <text:p>0.86602398</text:p>
          </table:table-cell>
          <table:table-cell office:value-type="float" office:value="0">
            <text:p>0</text:p>
          </table:table-cell>
          <table:table-cell office:value-type="float" office:value="0.826743015202">
            <text:p>0.8267430152</text:p>
          </table:table-cell>
          <table:table-cell office:value-type="float" office:value="0">
            <text:p>0</text:p>
          </table:table-cell>
          <table:table-cell office:value-type="float" office:value="0.894853193983">
            <text:p>0.894853194</text:p>
          </table:table-cell>
          <table:table-cell office:value-type="float" office:value="6">
            <text:p>6</text:p>
          </table:table-cell>
          <table:table-cell office:value-type="float" office:value="0.899135256711">
            <text:p>0.8991352567</text:p>
          </table:table-cell>
          <table:table-cell office:value-type="float" office:value="9">
            <text:p>9</text:p>
          </table:table-cell>
          <table:table-cell office:value-type="float" office:value="0.874615721375">
            <text:p>0.8746157214</text:p>
          </table:table-cell>
          <table:table-cell office:value-type="float" office:value="3">
            <text:p>3</text:p>
          </table:table-cell>
          <table:table-cell office:value-type="float" office:value="0.816881244114">
            <text:p>0.8168812441</text:p>
          </table:table-cell>
          <table:table-cell office:value-type="float" office:value="0">
            <text:p>0</text:p>
          </table:table-cell>
          <table:table-cell office:value-type="float" office:value="0.819528529725">
            <text:p>0.8195285297</text:p>
          </table:table-cell>
          <table:table-cell office:value-type="float" office:value="0">
            <text:p>0</text:p>
          </table:table-cell>
          <table:table-cell office:value-type="float" office:value="0.806976912967">
            <text:p>0.806976913</text:p>
          </table:table-cell>
          <table:table-cell office:value-type="float" office:value="0">
            <text:p>0</text:p>
          </table:table-cell>
          <table:table-cell office:value-type="float" office:value="0.868962883134">
            <text:p>0.8689628831</text:p>
          </table:table-cell>
          <table:table-cell office:value-type="float" office:value="1">
            <text:p>1</text:p>
          </table:table-cell>
          <table:table-cell office:value-type="float" office:value="0.870726221976">
            <text:p>0.870726222</text:p>
          </table:table-cell>
          <table:table-cell office:value-type="float" office:value="0">
            <text:p>0</text:p>
          </table:table-cell>
          <table:table-cell office:value-type="float" office:value="0.868868766589">
            <text:p>0.8688687666</text:p>
          </table:table-cell>
          <table:table-cell office:value-type="float" office:value="1">
            <text:p>1</text:p>
          </table:table-cell>
          <table:table-cell office:value-type="float" office:value="0.867557659862">
            <text:p>0.8675576599</text:p>
          </table:table-cell>
          <table:table-cell office:value-type="float" office:value="0">
            <text:p>0</text:p>
          </table:table-cell>
          <table:table-cell office:value-type="float" office:value="0.848155634722">
            <text:p>0.8481556347</text:p>
          </table:table-cell>
          <table:table-cell office:value-type="float" office:value="1">
            <text:p>1</text:p>
          </table:table-cell>
          <table:table-cell office:value-type="float" office:value="0.845822143227">
            <text:p>0.8458221432</text:p>
          </table:table-cell>
          <table:table-cell office:value-type="float" office:value="0">
            <text:p>0</text:p>
          </table:table-cell>
          <table:table-cell office:value-type="float" office:value="0.82135911332">
            <text:p>0.8213591133</text:p>
          </table:table-cell>
          <table:table-cell office:value-type="float" office:value="0">
            <text:p>0</text:p>
          </table:table-cell>
          <table:table-cell office:value-type="float" office:value="0.818196680256">
            <text:p>0.8181966803</text:p>
          </table:table-cell>
          <table:table-cell office:value-type="float" office:value="0">
            <text:p>0</text:p>
          </table:table-cell>
          <table:table-cell office:value-type="float" office:value="0.819778048707">
            <text:p>0.8197780487</text:p>
          </table:table-cell>
          <table:table-cell office:value-type="float" office:value="0">
            <text:p>0</text:p>
          </table:table-cell>
          <table:table-cell office:value-type="float" office:value="0.882131992779">
            <text:p>0.8821319928</text:p>
          </table:table-cell>
          <table:table-cell office:value-type="float" office:value="0">
            <text:p>0</text:p>
          </table:table-cell>
          <table:table-cell office:value-type="float" office:value="0.887012140796">
            <text:p>0.8870121408</text:p>
          </table:table-cell>
          <table:table-cell office:value-type="float" office:value="2">
            <text:p>2</text:p>
          </table:table-cell>
          <table:table-cell office:value-type="float" office:value="0.882163440548">
            <text:p>0.8821634405</text:p>
          </table:table-cell>
          <table:table-cell office:value-type="float" office:value="1">
            <text:p>1</text:p>
          </table:table-cell>
          <table:table-cell office:value-type="float" office:value="0.883612839177">
            <text:p>0.8836128392</text:p>
          </table:table-cell>
          <table:table-cell office:value-type="float" office:value="0">
            <text:p>0</text:p>
          </table:table-cell>
          <table:table-cell office:value-type="float" office:value="0.864433400039">
            <text:p>0.8644334</text:p>
          </table:table-cell>
          <table:table-cell office:value-type="float" office:value="1">
            <text:p>1</text:p>
          </table:table-cell>
          <table:table-cell office:value-type="float" office:value="0.867681458982">
            <text:p>0.86768145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6554148739">
            <text:p>0.8465541487</text:p>
          </table:table-cell>
          <table:table-cell office:value-type="float" office:value="0.909754644568">
            <text:p>0.9097546446</text:p>
          </table:table-cell>
          <table:table-cell office:value-type="float" office:value="0.76983201641">
            <text:p>0.7698320164</text:p>
          </table:table-cell>
          <table:table-cell office:value-type="float" office:value="0">
            <text:p>0</text:p>
          </table:table-cell>
          <table:table-cell office:value-type="float" office:value="0.763164094424">
            <text:p>0.7631640944</text:p>
          </table:table-cell>
          <table:table-cell office:value-type="float" office:value="0">
            <text:p>0</text:p>
          </table:table-cell>
          <table:table-cell office:value-type="float" office:value="0.940856638202">
            <text:p>0.9408566382</text:p>
          </table:table-cell>
          <table:table-cell office:value-type="float" office:value="36">
            <text:p>36</text:p>
          </table:table-cell>
          <table:table-cell office:value-type="float" office:value="0.937254009836">
            <text:p>0.9372540098</text:p>
          </table:table-cell>
          <table:table-cell office:value-type="float" office:value="32">
            <text:p>32</text:p>
          </table:table-cell>
          <table:table-cell office:value-type="float" office:value="0.933417956944">
            <text:p>0.9334179569</text:p>
          </table:table-cell>
          <table:table-cell office:value-type="float" office:value="29">
            <text:p>29</text:p>
          </table:table-cell>
          <table:table-cell office:value-type="float" office:value="0.749977441546">
            <text:p>0.7499774415</text:p>
          </table:table-cell>
          <table:table-cell office:value-type="float" office:value="0">
            <text:p>0</text:p>
          </table:table-cell>
          <table:table-cell office:value-type="float" office:value="0.944068401002">
            <text:p>0.944068401</text:p>
          </table:table-cell>
          <table:table-cell office:value-type="float" office:value="35">
            <text:p>35</text:p>
          </table:table-cell>
          <table:table-cell office:value-type="float" office:value="0.942251010927">
            <text:p>0.9422510109</text:p>
          </table:table-cell>
          <table:table-cell office:value-type="float" office:value="32">
            <text:p>32</text:p>
          </table:table-cell>
          <table:table-cell office:value-type="float" office:value="0.929436188913">
            <text:p>0.9294361889</text:p>
          </table:table-cell>
          <table:table-cell office:value-type="float" office:value="30">
            <text:p>30</text:p>
          </table:table-cell>
          <table:table-cell office:value-type="float" office:value="0.745368353353">
            <text:p>0.7453683534</text:p>
          </table:table-cell>
          <table:table-cell office:value-type="float" office:value="0">
            <text:p>0</text:p>
          </table:table-cell>
          <table:table-cell office:value-type="float" office:value="0.945932215309">
            <text:p>0.9459322153</text:p>
          </table:table-cell>
          <table:table-cell office:value-type="float" office:value="41">
            <text:p>41</text:p>
          </table:table-cell>
          <table:table-cell office:value-type="float" office:value="0.936468508627">
            <text:p>0.9364685086</text:p>
          </table:table-cell>
          <table:table-cell office:value-type="float" office:value="33">
            <text:p>33</text:p>
          </table:table-cell>
          <table:table-cell office:value-type="float" office:value="0.932746500152">
            <text:p>0.9327465002</text:p>
          </table:table-cell>
          <table:table-cell office:value-type="float" office:value="31">
            <text:p>31</text:p>
          </table:table-cell>
          <table:table-cell office:value-type="float" office:value="0.743929317345">
            <text:p>0.7439293173</text:p>
          </table:table-cell>
          <table:table-cell office:value-type="float" office:value="0">
            <text:p>0</text:p>
          </table:table-cell>
          <table:table-cell office:value-type="float" office:value="0.738326085708">
            <text:p>0.7383260857</text:p>
          </table:table-cell>
          <table:table-cell office:value-type="float" office:value="0">
            <text:p>0</text:p>
          </table:table-cell>
          <table:table-cell office:value-type="float" office:value="0.740362619507">
            <text:p>0.7403626195</text:p>
          </table:table-cell>
          <table:table-cell office:value-type="float" office:value="0">
            <text:p>0</text:p>
          </table:table-cell>
          <table:table-cell office:value-type="float" office:value="0.914397011139">
            <text:p>0.9143970111</text:p>
          </table:table-cell>
          <table:table-cell office:value-type="float" office:value="24">
            <text:p>24</text:p>
          </table:table-cell>
          <table:table-cell office:value-type="float" office:value="0.920207352739">
            <text:p>0.9202073527</text:p>
          </table:table-cell>
          <table:table-cell office:value-type="float" office:value="26">
            <text:p>26</text:p>
          </table:table-cell>
          <table:table-cell office:value-type="float" office:value="0.904694328442">
            <text:p>0.9046943284</text:p>
          </table:table-cell>
          <table:table-cell office:value-type="float" office:value="19">
            <text:p>19</text:p>
          </table:table-cell>
          <table:table-cell office:value-type="float" office:value="0.91100037908">
            <text:p>0.9110003791</text:p>
          </table:table-cell>
          <table:table-cell office:value-type="float" office:value="22">
            <text:p>22</text:p>
          </table:table-cell>
          <table:table-cell office:value-type="float" office:value="0.898697230464">
            <text:p>0.8986972305</text:p>
          </table:table-cell>
          <table:table-cell office:value-type="float" office:value="18">
            <text:p>18</text:p>
          </table:table-cell>
          <table:table-cell office:value-type="float" office:value="0.896535720588">
            <text:p>0.8965357206</text:p>
          </table:table-cell>
          <table:table-cell office:value-type="float" office:value="20">
            <text:p>20</text:p>
          </table:table-cell>
          <table:table-cell office:value-type="float" office:value="0.744609159346">
            <text:p>0.7446091593</text:p>
          </table:table-cell>
          <table:table-cell office:value-type="float" office:value="0">
            <text:p>0</text:p>
          </table:table-cell>
          <table:table-cell office:value-type="float" office:value="0.740993182498">
            <text:p>0.7409931825</text:p>
          </table:table-cell>
          <table:table-cell office:value-type="float" office:value="0">
            <text:p>0</text:p>
          </table:table-cell>
          <table:table-cell office:value-type="float" office:value="0.734663350556">
            <text:p>0.7346633506</text:p>
          </table:table-cell>
          <table:table-cell office:value-type="float" office:value="0">
            <text:p>0</text:p>
          </table:table-cell>
          <table:table-cell office:value-type="float" office:value="0.924340233355">
            <text:p>0.9243402334</text:p>
          </table:table-cell>
          <table:table-cell office:value-type="float" office:value="28">
            <text:p>28</text:p>
          </table:table-cell>
          <table:table-cell office:value-type="float" office:value="0.930815190123">
            <text:p>0.9308151901</text:p>
          </table:table-cell>
          <table:table-cell office:value-type="float" office:value="33">
            <text:p>33</text:p>
          </table:table-cell>
          <table:table-cell office:value-type="float" office:value="0.921174199768">
            <text:p>0.9211741998</text:p>
          </table:table-cell>
          <table:table-cell office:value-type="float" office:value="28">
            <text:p>28</text:p>
          </table:table-cell>
          <table:table-cell office:value-type="float" office:value="0.924318488728">
            <text:p>0.9243184887</text:p>
          </table:table-cell>
          <table:table-cell office:value-type="float" office:value="31">
            <text:p>31</text:p>
          </table:table-cell>
          <table:table-cell office:value-type="float" office:value="0.904815168754">
            <text:p>0.9048151688</text:p>
          </table:table-cell>
          <table:table-cell office:value-type="float" office:value="19">
            <text:p>19</text:p>
          </table:table-cell>
          <table:table-cell office:value-type="float" office:value="0.906498672168">
            <text:p>0.906498672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0.854536165179">
            <text:p>0.8545361652</text:p>
          </table:table-cell>
          <table:table-cell office:value-type="float" office:value="0.870651500012">
            <text:p>0.8706515</text:p>
          </table:table-cell>
          <table:table-cell office:value-type="float" office:value="0.963163647708">
            <text:p>0.9631636477</text:p>
          </table:table-cell>
          <table:table-cell office:value-type="float" office:value="0">
            <text:p>0</text:p>
          </table:table-cell>
          <table:table-cell office:value-type="float" office:value="0.964969948396">
            <text:p>0.9649699484</text:p>
          </table:table-cell>
          <table:table-cell office:value-type="float" office:value="1">
            <text:p>1</text:p>
          </table:table-cell>
          <table:table-cell office:value-type="float" office:value="0.982874235823">
            <text:p>0.9828742358</text:p>
          </table:table-cell>
          <table:table-cell office:value-type="float" office:value="40">
            <text:p>40</text:p>
          </table:table-cell>
          <table:table-cell office:value-type="float" office:value="0.98327289433">
            <text:p>0.9832728943</text:p>
          </table:table-cell>
          <table:table-cell office:value-type="float" office:value="40">
            <text:p>40</text:p>
          </table:table-cell>
          <table:table-cell office:value-type="float" office:value="0.989952031048">
            <text:p>0.989952031</text:p>
          </table:table-cell>
          <table:table-cell office:value-type="float" office:value="65">
            <text:p>65</text:p>
          </table:table-cell>
          <table:table-cell office:value-type="float" office:value="0.953929821617">
            <text:p>0.9539298216</text:p>
          </table:table-cell>
          <table:table-cell office:value-type="float" office:value="0">
            <text:p>0</text:p>
          </table:table-cell>
          <table:table-cell office:value-type="float" office:value="0.967604709776">
            <text:p>0.9676047098</text:p>
          </table:table-cell>
          <table:table-cell office:value-type="float" office:value="13">
            <text:p>13</text:p>
          </table:table-cell>
          <table:table-cell office:value-type="float" office:value="0.966021523506">
            <text:p>0.9660215235</text:p>
          </table:table-cell>
          <table:table-cell office:value-type="float" office:value="6">
            <text:p>6</text:p>
          </table:table-cell>
          <table:table-cell office:value-type="float" office:value="0.950902567699">
            <text:p>0.9509025677</text:p>
          </table:table-cell>
          <table:table-cell office:value-type="float" office:value="7">
            <text:p>7</text:p>
          </table:table-cell>
          <table:table-cell office:value-type="float" office:value="0.948426932928">
            <text:p>0.9484269329</text:p>
          </table:table-cell>
          <table:table-cell office:value-type="float" office:value="0">
            <text:p>0</text:p>
          </table:table-cell>
          <table:table-cell office:value-type="float" office:value="0.992926358072">
            <text:p>0.9929263581</text:p>
          </table:table-cell>
          <table:table-cell office:value-type="float" office:value="79">
            <text:p>79</text:p>
          </table:table-cell>
          <table:table-cell office:value-type="float" office:value="0.993699978801">
            <text:p>0.9936999788</text:p>
          </table:table-cell>
          <table:table-cell office:value-type="float" office:value="73">
            <text:p>73</text:p>
          </table:table-cell>
          <table:table-cell office:value-type="float" office:value="0.990320973525">
            <text:p>0.9903209735</text:p>
          </table:table-cell>
          <table:table-cell office:value-type="float" office:value="70">
            <text:p>70</text:p>
          </table:table-cell>
          <table:table-cell office:value-type="float" office:value="0.94063678849">
            <text:p>0.9406367885</text:p>
          </table:table-cell>
          <table:table-cell office:value-type="float" office:value="0">
            <text:p>0</text:p>
          </table:table-cell>
          <table:table-cell office:value-type="float" office:value="0.940726538758">
            <text:p>0.9407265388</text:p>
          </table:table-cell>
          <table:table-cell office:value-type="float" office:value="0">
            <text:p>0</text:p>
          </table:table-cell>
          <table:table-cell office:value-type="float" office:value="0.949430564619">
            <text:p>0.9494305646</text:p>
          </table:table-cell>
          <table:table-cell office:value-type="float" office:value="0">
            <text:p>0</text:p>
          </table:table-cell>
          <table:table-cell office:value-type="float" office:value="0.967725681913">
            <text:p>0.9677256819</text:p>
          </table:table-cell>
          <table:table-cell office:value-type="float" office:value="12">
            <text:p>12</text:p>
          </table:table-cell>
          <table:table-cell office:value-type="float" office:value="0.97522613174">
            <text:p>0.9752261317</text:p>
          </table:table-cell>
          <table:table-cell office:value-type="float" office:value="10">
            <text:p>10</text:p>
          </table:table-cell>
          <table:table-cell office:value-type="float" office:value="0.967325156244">
            <text:p>0.9673251562</text:p>
          </table:table-cell>
          <table:table-cell office:value-type="float" office:value="9">
            <text:p>9</text:p>
          </table:table-cell>
          <table:table-cell office:value-type="float" office:value="0.976930460515">
            <text:p>0.9769304605</text:p>
          </table:table-cell>
          <table:table-cell office:value-type="float" office:value="15">
            <text:p>15</text:p>
          </table:table-cell>
          <table:table-cell office:value-type="float" office:value="0.941114570944">
            <text:p>0.9411145709</text:p>
          </table:table-cell>
          <table:table-cell office:value-type="float" office:value="0">
            <text:p>0</text:p>
          </table:table-cell>
          <table:table-cell office:value-type="float" office:value="0.939423431933">
            <text:p>0.9394234319</text:p>
          </table:table-cell>
          <table:table-cell office:value-type="float" office:value="2">
            <text:p>2</text:p>
          </table:table-cell>
          <table:table-cell office:value-type="float" office:value="0.970495168037">
            <text:p>0.970495168</text:p>
          </table:table-cell>
          <table:table-cell office:value-type="float" office:value="1">
            <text:p>1</text:p>
          </table:table-cell>
          <table:table-cell office:value-type="float" office:value="0.970674900927">
            <text:p>0.9706749009</text:p>
          </table:table-cell>
          <table:table-cell office:value-type="float" office:value="0">
            <text:p>0</text:p>
          </table:table-cell>
          <table:table-cell office:value-type="float" office:value="0.964103868287">
            <text:p>0.9641038683</text:p>
          </table:table-cell>
          <table:table-cell office:value-type="float" office:value="0">
            <text:p>0</text:p>
          </table:table-cell>
          <table:table-cell office:value-type="float" office:value="0.980259045864">
            <text:p>0.9802590459</text:p>
          </table:table-cell>
          <table:table-cell office:value-type="float" office:value="31">
            <text:p>31</text:p>
          </table:table-cell>
          <table:table-cell office:value-type="float" office:value="0.974037619902">
            <text:p>0.9740376199</text:p>
          </table:table-cell>
          <table:table-cell office:value-type="float" office:value="12">
            <text:p>12</text:p>
          </table:table-cell>
          <table:table-cell office:value-type="float" office:value="0.98078471518">
            <text:p>0.9807847152</text:p>
          </table:table-cell>
          <table:table-cell office:value-type="float" office:value="30">
            <text:p>30</text:p>
          </table:table-cell>
          <table:table-cell office:value-type="float" office:value="0.97406713702">
            <text:p>0.974067137</text:p>
          </table:table-cell>
          <table:table-cell office:value-type="float" office:value="9">
            <text:p>9</text:p>
          </table:table-cell>
          <table:table-cell office:value-type="float" office:value="0.97762311459">
            <text:p>0.9776231146</text:p>
          </table:table-cell>
          <table:table-cell office:value-type="float" office:value="35">
            <text:p>35</text:p>
          </table:table-cell>
          <table:table-cell office:value-type="float" office:value="0.976190555615">
            <text:p>0.976190555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0.850601037039">
            <text:p>0.850601037</text:p>
          </table:table-cell>
          <table:table-cell office:value-type="float" office:value="0.880179686129">
            <text:p>0.8801796861</text:p>
          </table:table-cell>
          <table:table-cell office:value-type="float" office:value="0.864140225745">
            <text:p>0.8641402257</text:p>
          </table:table-cell>
          <table:table-cell office:value-type="float" office:value="0">
            <text:p>0</text:p>
          </table:table-cell>
          <table:table-cell office:value-type="float" office:value="0.86866702646">
            <text:p>0.8686670265</text:p>
          </table:table-cell>
          <table:table-cell office:value-type="float" office:value="0">
            <text:p>0</text:p>
          </table:table-cell>
          <table:table-cell office:value-type="float" office:value="0.904636384812">
            <text:p>0.9046363848</text:p>
          </table:table-cell>
          <table:table-cell office:value-type="float" office:value="0">
            <text:p>0</text:p>
          </table:table-cell>
          <table:table-cell office:value-type="float" office:value="0.904025951386">
            <text:p>0.9040259514</text:p>
          </table:table-cell>
          <table:table-cell office:value-type="float" office:value="0">
            <text:p>0</text:p>
          </table:table-cell>
          <table:table-cell office:value-type="float" office:value="0.895940704885">
            <text:p>0.8959407049</text:p>
          </table:table-cell>
          <table:table-cell office:value-type="float" office:value="0">
            <text:p>0</text:p>
          </table:table-cell>
          <table:table-cell office:value-type="float" office:value="0.828023668122">
            <text:p>0.8280236681</text:p>
          </table:table-cell>
          <table:table-cell office:value-type="float" office:value="0">
            <text:p>0</text:p>
          </table:table-cell>
          <table:table-cell office:value-type="float" office:value="0.894268402973">
            <text:p>0.894268403</text:p>
          </table:table-cell>
          <table:table-cell office:value-type="float" office:value="0">
            <text:p>0</text:p>
          </table:table-cell>
          <table:table-cell office:value-type="float" office:value="0.891755646656">
            <text:p>0.8917556467</text:p>
          </table:table-cell>
          <table:table-cell office:value-type="float" office:value="0">
            <text:p>0</text:p>
          </table:table-cell>
          <table:table-cell office:value-type="float" office:value="0.876163364434">
            <text:p>0.8761633644</text:p>
          </table:table-cell>
          <table:table-cell office:value-type="float" office:value="0">
            <text:p>0</text:p>
          </table:table-cell>
          <table:table-cell office:value-type="float" office:value="0.846271062037">
            <text:p>0.846271062</text:p>
          </table:table-cell>
          <table:table-cell office:value-type="float" office:value="0">
            <text:p>0</text:p>
          </table:table-cell>
          <table:table-cell office:value-type="float" office:value="0.899175682676">
            <text:p>0.8991756827</text:p>
          </table:table-cell>
          <table:table-cell office:value-type="float" office:value="0">
            <text:p>0</text:p>
          </table:table-cell>
          <table:table-cell office:value-type="float" office:value="0.905908503979">
            <text:p>0.905908504</text:p>
          </table:table-cell>
          <table:table-cell office:value-type="float" office:value="0">
            <text:p>0</text:p>
          </table:table-cell>
          <table:table-cell office:value-type="float" office:value="0.89290665846">
            <text:p>0.8929066585</text:p>
          </table:table-cell>
          <table:table-cell office:value-type="float" office:value="0">
            <text:p>0</text:p>
          </table:table-cell>
          <table:table-cell office:value-type="float" office:value="0.831040692648">
            <text:p>0.8310406926</text:p>
          </table:table-cell>
          <table:table-cell office:value-type="float" office:value="0">
            <text:p>0</text:p>
          </table:table-cell>
          <table:table-cell office:value-type="float" office:value="0.831143021046">
            <text:p>0.831143021</text:p>
          </table:table-cell>
          <table:table-cell office:value-type="float" office:value="0">
            <text:p>0</text:p>
          </table:table-cell>
          <table:table-cell office:value-type="float" office:value="0.828459005081">
            <text:p>0.8284590051</text:p>
          </table:table-cell>
          <table:table-cell office:value-type="float" office:value="0">
            <text:p>0</text:p>
          </table:table-cell>
          <table:table-cell office:value-type="float" office:value="0.870008468487">
            <text:p>0.8700084685</text:p>
          </table:table-cell>
          <table:table-cell office:value-type="float" office:value="0">
            <text:p>0</text:p>
          </table:table-cell>
          <table:table-cell office:value-type="float" office:value="0.868845433487">
            <text:p>0.8688454335</text:p>
          </table:table-cell>
          <table:table-cell office:value-type="float" office:value="0">
            <text:p>0</text:p>
          </table:table-cell>
          <table:table-cell office:value-type="float" office:value="0.869095286975">
            <text:p>0.869095287</text:p>
          </table:table-cell>
          <table:table-cell office:value-type="float" office:value="0">
            <text:p>0</text:p>
          </table:table-cell>
          <table:table-cell office:value-type="float" office:value="0.884382506627">
            <text:p>0.8843825066</text:p>
          </table:table-cell>
          <table:table-cell office:value-type="float" office:value="0">
            <text:p>0</text:p>
          </table:table-cell>
          <table:table-cell office:value-type="float" office:value="0.852166070397">
            <text:p>0.8521660704</text:p>
          </table:table-cell>
          <table:table-cell office:value-type="float" office:value="0">
            <text:p>0</text:p>
          </table:table-cell>
          <table:table-cell office:value-type="float" office:value="0.851479979013">
            <text:p>0.851479979</text:p>
          </table:table-cell>
          <table:table-cell office:value-type="float" office:value="0">
            <text:p>0</text:p>
          </table:table-cell>
          <table:table-cell office:value-type="float" office:value="0.84284934632">
            <text:p>0.8428493463</text:p>
          </table:table-cell>
          <table:table-cell office:value-type="float" office:value="0">
            <text:p>0</text:p>
          </table:table-cell>
          <table:table-cell office:value-type="float" office:value="0.849930117184">
            <text:p>0.8499301172</text:p>
          </table:table-cell>
          <table:table-cell office:value-type="float" office:value="0">
            <text:p>0</text:p>
          </table:table-cell>
          <table:table-cell office:value-type="float" office:value="0.837684776268">
            <text:p>0.8376847763</text:p>
          </table:table-cell>
          <table:table-cell office:value-type="float" office:value="0">
            <text:p>0</text:p>
          </table:table-cell>
          <table:table-cell office:value-type="float" office:value="0.886099936087">
            <text:p>0.8860999361</text:p>
          </table:table-cell>
          <table:table-cell office:value-type="float" office:value="0">
            <text:p>0</text:p>
          </table:table-cell>
          <table:table-cell office:value-type="float" office:value="0.885071056603">
            <text:p>0.8850710566</text:p>
          </table:table-cell>
          <table:table-cell office:value-type="float" office:value="0">
            <text:p>0</text:p>
          </table:table-cell>
          <table:table-cell office:value-type="float" office:value="0.886694769438">
            <text:p>0.8866947694</text:p>
          </table:table-cell>
          <table:table-cell office:value-type="float" office:value="0">
            <text:p>0</text:p>
          </table:table-cell>
          <table:table-cell office:value-type="float" office:value="0.896419672837">
            <text:p>0.8964196728</text:p>
          </table:table-cell>
          <table:table-cell office:value-type="float" office:value="0">
            <text:p>0</text:p>
          </table:table-cell>
          <table:table-cell office:value-type="float" office:value="0.87537184552">
            <text:p>0.8753718455</text:p>
          </table:table-cell>
          <table:table-cell office:value-type="float" office:value="0">
            <text:p>0</text:p>
          </table:table-cell>
          <table:table-cell office:value-type="float" office:value="0.872915546232">
            <text:p>0.872915546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6074393041">
            <text:p>0.846074393</text:p>
          </table:table-cell>
          <table:table-cell office:value-type="float" office:value="0.885362213084">
            <text:p>0.8853622131</text:p>
          </table:table-cell>
          <table:table-cell office:value-type="float" office:value="0.747292934716">
            <text:p>0.7472929347</text:p>
          </table:table-cell>
          <table:table-cell office:value-type="float" office:value="0">
            <text:p>0</text:p>
          </table:table-cell>
          <table:table-cell office:value-type="float" office:value="0.740346249744">
            <text:p>0.7403462497</text:p>
          </table:table-cell>
          <table:table-cell office:value-type="float" office:value="0">
            <text:p>0</text:p>
          </table:table-cell>
          <table:table-cell office:value-type="float" office:value="0.855748532165">
            <text:p>0.8557485322</text:p>
          </table:table-cell>
          <table:table-cell office:value-type="float" office:value="0">
            <text:p>0</text:p>
          </table:table-cell>
          <table:table-cell office:value-type="float" office:value="0.854021392507">
            <text:p>0.8540213925</text:p>
          </table:table-cell>
          <table:table-cell office:value-type="float" office:value="0">
            <text:p>0</text:p>
          </table:table-cell>
          <table:table-cell office:value-type="float" office:value="0.853415380805">
            <text:p>0.8534153808</text:p>
          </table:table-cell>
          <table:table-cell office:value-type="float" office:value="0">
            <text:p>0</text:p>
          </table:table-cell>
          <table:table-cell office:value-type="float" office:value="0.713703243445">
            <text:p>0.7137032434</text:p>
          </table:table-cell>
          <table:table-cell office:value-type="float" office:value="0">
            <text:p>0</text:p>
          </table:table-cell>
          <table:table-cell office:value-type="float" office:value="0.856785460811">
            <text:p>0.8567854608</text:p>
          </table:table-cell>
          <table:table-cell office:value-type="float" office:value="0">
            <text:p>0</text:p>
          </table:table-cell>
          <table:table-cell office:value-type="float" office:value="0.852584343933">
            <text:p>0.8525843439</text:p>
          </table:table-cell>
          <table:table-cell office:value-type="float" office:value="0">
            <text:p>0</text:p>
          </table:table-cell>
          <table:table-cell office:value-type="float" office:value="0.845022309485">
            <text:p>0.8450223095</text:p>
          </table:table-cell>
          <table:table-cell office:value-type="float" office:value="0">
            <text:p>0</text:p>
          </table:table-cell>
          <table:table-cell office:value-type="float" office:value="0.728381969367">
            <text:p>0.7283819694</text:p>
          </table:table-cell>
          <table:table-cell office:value-type="float" office:value="0">
            <text:p>0</text:p>
          </table:table-cell>
          <table:table-cell office:value-type="float" office:value="0.855436184298">
            <text:p>0.8554361843</text:p>
          </table:table-cell>
          <table:table-cell office:value-type="float" office:value="0">
            <text:p>0</text:p>
          </table:table-cell>
          <table:table-cell office:value-type="float" office:value="0.858289515427">
            <text:p>0.8582895154</text:p>
          </table:table-cell>
          <table:table-cell office:value-type="float" office:value="0">
            <text:p>0</text:p>
          </table:table-cell>
          <table:table-cell office:value-type="float" office:value="0.851876784325">
            <text:p>0.8518767843</text:p>
          </table:table-cell>
          <table:table-cell office:value-type="float" office:value="0">
            <text:p>0</text:p>
          </table:table-cell>
          <table:table-cell office:value-type="float" office:value="0.722181280027">
            <text:p>0.72218128</text:p>
          </table:table-cell>
          <table:table-cell office:value-type="float" office:value="0">
            <text:p>0</text:p>
          </table:table-cell>
          <table:table-cell office:value-type="float" office:value="0.724327262472">
            <text:p>0.7243272625</text:p>
          </table:table-cell>
          <table:table-cell office:value-type="float" office:value="0">
            <text:p>0</text:p>
          </table:table-cell>
          <table:table-cell office:value-type="float" office:value="0.721935647397">
            <text:p>0.7219356474</text:p>
          </table:table-cell>
          <table:table-cell office:value-type="float" office:value="0">
            <text:p>0</text:p>
          </table:table-cell>
          <table:table-cell office:value-type="float" office:value="0.823708970175">
            <text:p>0.8237089702</text:p>
          </table:table-cell>
          <table:table-cell office:value-type="float" office:value="0">
            <text:p>0</text:p>
          </table:table-cell>
          <table:table-cell office:value-type="float" office:value="0.825012545224">
            <text:p>0.8250125452</text:p>
          </table:table-cell>
          <table:table-cell office:value-type="float" office:value="0">
            <text:p>0</text:p>
          </table:table-cell>
          <table:table-cell office:value-type="float" office:value="0.824719399056">
            <text:p>0.8247193991</text:p>
          </table:table-cell>
          <table:table-cell office:value-type="float" office:value="0">
            <text:p>0</text:p>
          </table:table-cell>
          <table:table-cell office:value-type="float" office:value="0.826345536775">
            <text:p>0.8263455368</text:p>
          </table:table-cell>
          <table:table-cell office:value-type="float" office:value="0">
            <text:p>0</text:p>
          </table:table-cell>
          <table:table-cell office:value-type="float" office:value="0.815409698489">
            <text:p>0.8154096985</text:p>
          </table:table-cell>
          <table:table-cell office:value-type="float" office:value="0">
            <text:p>0</text:p>
          </table:table-cell>
          <table:table-cell office:value-type="float" office:value="0.812610282785">
            <text:p>0.8126102828</text:p>
          </table:table-cell>
          <table:table-cell office:value-type="float" office:value="0">
            <text:p>0</text:p>
          </table:table-cell>
          <table:table-cell office:value-type="float" office:value="0.722667353067">
            <text:p>0.7226673531</text:p>
          </table:table-cell>
          <table:table-cell office:value-type="float" office:value="0">
            <text:p>0</text:p>
          </table:table-cell>
          <table:table-cell office:value-type="float" office:value="0.721016783552">
            <text:p>0.7210167836</text:p>
          </table:table-cell>
          <table:table-cell office:value-type="float" office:value="0">
            <text:p>0</text:p>
          </table:table-cell>
          <table:table-cell office:value-type="float" office:value="0.713077498986">
            <text:p>0.713077499</text:p>
          </table:table-cell>
          <table:table-cell office:value-type="float" office:value="0">
            <text:p>0</text:p>
          </table:table-cell>
          <table:table-cell office:value-type="float" office:value="0.833730383925">
            <text:p>0.8337303839</text:p>
          </table:table-cell>
          <table:table-cell office:value-type="float" office:value="0">
            <text:p>0</text:p>
          </table:table-cell>
          <table:table-cell office:value-type="float" office:value="0.832156342698">
            <text:p>0.8321563427</text:p>
          </table:table-cell>
          <table:table-cell office:value-type="float" office:value="0">
            <text:p>0</text:p>
          </table:table-cell>
          <table:table-cell office:value-type="float" office:value="0.83064175017">
            <text:p>0.8306417502</text:p>
          </table:table-cell>
          <table:table-cell office:value-type="float" office:value="0">
            <text:p>0</text:p>
          </table:table-cell>
          <table:table-cell office:value-type="float" office:value="0.826482101548">
            <text:p>0.8264821015</text:p>
          </table:table-cell>
          <table:table-cell office:value-type="float" office:value="0">
            <text:p>0</text:p>
          </table:table-cell>
          <table:table-cell office:value-type="float" office:value="0.828414245596">
            <text:p>0.8284142456</text:p>
          </table:table-cell>
          <table:table-cell office:value-type="float" office:value="0">
            <text:p>0</text:p>
          </table:table-cell>
          <table:table-cell office:value-type="float" office:value="0.824004800913">
            <text:p>0.8240048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0.856600002326">
            <text:p>0.8566000023</text:p>
          </table:table-cell>
          <table:table-cell office:value-type="float" office:value="0.865649282106">
            <text:p>0.8656492821</text:p>
          </table:table-cell>
          <table:table-cell office:value-type="float" office:value="0.981928201018">
            <text:p>0.981928201</text:p>
          </table:table-cell>
          <table:table-cell office:value-type="float" office:value="1">
            <text:p>1</text:p>
          </table:table-cell>
          <table:table-cell office:value-type="float" office:value="0.981296146441">
            <text:p>0.9812961464</text:p>
          </table:table-cell>
          <table:table-cell office:value-type="float" office:value="0">
            <text:p>0</text:p>
          </table:table-cell>
          <table:table-cell office:value-type="float" office:value="0.987868454576">
            <text:p>0.9878684546</text:p>
          </table:table-cell>
          <table:table-cell office:value-type="float" office:value="50">
            <text:p>50</text:p>
          </table:table-cell>
          <table:table-cell office:value-type="float" office:value="0.987449534144">
            <text:p>0.9874495341</text:p>
          </table:table-cell>
          <table:table-cell office:value-type="float" office:value="47">
            <text:p>47</text:p>
          </table:table-cell>
          <table:table-cell office:value-type="float" office:value="0.999830026965">
            <text:p>0.999830027</text:p>
          </table:table-cell>
          <table:table-cell office:value-type="float" office:value="98">
            <text:p>98</text:p>
          </table:table-cell>
          <table:table-cell office:value-type="float" office:value="0.962027771433">
            <text:p>0.9620277714</text:p>
          </table:table-cell>
          <table:table-cell office:value-type="float" office:value="0">
            <text:p>0</text:p>
          </table:table-cell>
          <table:table-cell office:value-type="float" office:value="0.968100914564">
            <text:p>0.9681009146</text:p>
          </table:table-cell>
          <table:table-cell office:value-type="float" office:value="5">
            <text:p>5</text:p>
          </table:table-cell>
          <table:table-cell office:value-type="float" office:value="0.966230263659">
            <text:p>0.9662302637</text:p>
          </table:table-cell>
          <table:table-cell office:value-type="float" office:value="0">
            <text:p>0</text:p>
          </table:table-cell>
          <table:table-cell office:value-type="float" office:value="0.978576236414">
            <text:p>0.9785762364</text:p>
          </table:table-cell>
          <table:table-cell office:value-type="float" office:value="22">
            <text:p>22</text:p>
          </table:table-cell>
          <table:table-cell office:value-type="float" office:value="0.95731863413">
            <text:p>0.9573186341</text:p>
          </table:table-cell>
          <table:table-cell office:value-type="float" office:value="0">
            <text:p>0</text:p>
          </table:table-cell>
          <table:table-cell office:value-type="float" office:value="0.999856722104">
            <text:p>0.9998567221</text:p>
          </table:table-cell>
          <table:table-cell office:value-type="float" office:value="97">
            <text:p>97</text:p>
          </table:table-cell>
          <table:table-cell office:value-type="float" office:value="0.999854424422">
            <text:p>0.9998544244</text:p>
          </table:table-cell>
          <table:table-cell office:value-type="float" office:value="98">
            <text:p>98</text:p>
          </table:table-cell>
          <table:table-cell office:value-type="float" office:value="0.999484332635">
            <text:p>0.9994843326</text:p>
          </table:table-cell>
          <table:table-cell office:value-type="float" office:value="97">
            <text:p>97</text:p>
          </table:table-cell>
          <table:table-cell office:value-type="float" office:value="0.934421501274">
            <text:p>0.9344215013</text:p>
          </table:table-cell>
          <table:table-cell office:value-type="float" office:value="0">
            <text:p>0</text:p>
          </table:table-cell>
          <table:table-cell office:value-type="float" office:value="0.93374617834">
            <text:p>0.9337461783</text:p>
          </table:table-cell>
          <table:table-cell office:value-type="float" office:value="0">
            <text:p>0</text:p>
          </table:table-cell>
          <table:table-cell office:value-type="float" office:value="0.958368056675">
            <text:p>0.9583680567</text:p>
          </table:table-cell>
          <table:table-cell office:value-type="float" office:value="0">
            <text:p>0</text:p>
          </table:table-cell>
          <table:table-cell office:value-type="float" office:value="0.969815201986">
            <text:p>0.969815202</text:p>
          </table:table-cell>
          <table:table-cell office:value-type="float" office:value="0">
            <text:p>0</text:p>
          </table:table-cell>
          <table:table-cell office:value-type="float" office:value="0.981326319946">
            <text:p>0.9813263199</text:p>
          </table:table-cell>
          <table:table-cell office:value-type="float" office:value="5">
            <text:p>5</text:p>
          </table:table-cell>
          <table:table-cell office:value-type="float" office:value="0.969685762636">
            <text:p>0.9696857626</text:p>
          </table:table-cell>
          <table:table-cell office:value-type="float" office:value="1">
            <text:p>1</text:p>
          </table:table-cell>
          <table:table-cell office:value-type="float" office:value="0.980450586307">
            <text:p>0.9804505863</text:p>
          </table:table-cell>
          <table:table-cell office:value-type="float" office:value="0">
            <text:p>0</text:p>
          </table:table-cell>
          <table:table-cell office:value-type="float" office:value="0.93637812501">
            <text:p>0.936378125</text:p>
          </table:table-cell>
          <table:table-cell office:value-type="float" office:value="0">
            <text:p>0</text:p>
          </table:table-cell>
          <table:table-cell office:value-type="float" office:value="0.933587219247">
            <text:p>0.9335872192</text:p>
          </table:table-cell>
          <table:table-cell office:value-type="float" office:value="0">
            <text:p>0</text:p>
          </table:table-cell>
          <table:table-cell office:value-type="float" office:value="0.981102113987">
            <text:p>0.981102114</text:p>
          </table:table-cell>
          <table:table-cell office:value-type="float" office:value="1">
            <text:p>1</text:p>
          </table:table-cell>
          <table:table-cell office:value-type="float" office:value="0.978833583232">
            <text:p>0.9788335832</text:p>
          </table:table-cell>
          <table:table-cell office:value-type="float" office:value="0">
            <text:p>0</text:p>
          </table:table-cell>
          <table:table-cell office:value-type="float" office:value="0.981213602032">
            <text:p>0.981213602</text:p>
          </table:table-cell>
          <table:table-cell office:value-type="float" office:value="0">
            <text:p>0</text:p>
          </table:table-cell>
          <table:table-cell office:value-type="float" office:value="0.988990235847">
            <text:p>0.9889902358</text:p>
          </table:table-cell>
          <table:table-cell office:value-type="float" office:value="42">
            <text:p>42</text:p>
          </table:table-cell>
          <table:table-cell office:value-type="float" office:value="0.981916782189">
            <text:p>0.9819167822</text:p>
          </table:table-cell>
          <table:table-cell office:value-type="float" office:value="11">
            <text:p>11</text:p>
          </table:table-cell>
          <table:table-cell office:value-type="float" office:value="0.9885023137">
            <text:p>0.9885023137</text:p>
          </table:table-cell>
          <table:table-cell office:value-type="float" office:value="42">
            <text:p>42</text:p>
          </table:table-cell>
          <table:table-cell office:value-type="float" office:value="0.976825922015">
            <text:p>0.976825922</text:p>
          </table:table-cell>
          <table:table-cell office:value-type="float" office:value="0">
            <text:p>0</text:p>
          </table:table-cell>
          <table:table-cell office:value-type="float" office:value="0.998086149082">
            <text:p>0.9980861491</text:p>
          </table:table-cell>
          <table:table-cell office:value-type="float" office:value="88">
            <text:p>88</text:p>
          </table:table-cell>
          <table:table-cell office:value-type="float" office:value="0.997099019186">
            <text:p>0.9970990192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51206927932">
            <text:p>0.8512069279</text:p>
          </table:table-cell>
          <table:table-cell office:value-type="float" office:value="0.869250936654">
            <text:p>0.8692509367</text:p>
          </table:table-cell>
          <table:table-cell office:value-type="float" office:value="0.904699428336">
            <text:p>0.9046994283</text:p>
          </table:table-cell>
          <table:table-cell office:value-type="float" office:value="0">
            <text:p>0</text:p>
          </table:table-cell>
          <table:table-cell office:value-type="float" office:value="0.904251459678">
            <text:p>0.9042514597</text:p>
          </table:table-cell>
          <table:table-cell office:value-type="float" office:value="0">
            <text:p>0</text:p>
          </table:table-cell>
          <table:table-cell office:value-type="float" office:value="0.940141480534">
            <text:p>0.9401414805</text:p>
          </table:table-cell>
          <table:table-cell office:value-type="float" office:value="0">
            <text:p>0</text:p>
          </table:table-cell>
          <table:table-cell office:value-type="float" office:value="0.93926412763">
            <text:p>0.9392641276</text:p>
          </table:table-cell>
          <table:table-cell office:value-type="float" office:value="0">
            <text:p>0</text:p>
          </table:table-cell>
          <table:table-cell office:value-type="float" office:value="0.92857848522">
            <text:p>0.9285784852</text:p>
          </table:table-cell>
          <table:table-cell office:value-type="float" office:value="0">
            <text:p>0</text:p>
          </table:table-cell>
          <table:table-cell office:value-type="float" office:value="0.859637384356">
            <text:p>0.8596373844</text:p>
          </table:table-cell>
          <table:table-cell office:value-type="float" office:value="0">
            <text:p>0</text:p>
          </table:table-cell>
          <table:table-cell office:value-type="float" office:value="0.92615677321">
            <text:p>0.9261567732</text:p>
          </table:table-cell>
          <table:table-cell office:value-type="float" office:value="0">
            <text:p>0</text:p>
          </table:table-cell>
          <table:table-cell office:value-type="float" office:value="0.933570793509">
            <text:p>0.9335707935</text:p>
          </table:table-cell>
          <table:table-cell office:value-type="float" office:value="0">
            <text:p>0</text:p>
          </table:table-cell>
          <table:table-cell office:value-type="float" office:value="0.898671443628">
            <text:p>0.8986714436</text:p>
          </table:table-cell>
          <table:table-cell office:value-type="float" office:value="0">
            <text:p>0</text:p>
          </table:table-cell>
          <table:table-cell office:value-type="float" office:value="0.876295474291">
            <text:p>0.8762954743</text:p>
          </table:table-cell>
          <table:table-cell office:value-type="float" office:value="0">
            <text:p>0</text:p>
          </table:table-cell>
          <table:table-cell office:value-type="float" office:value="0.9358395258">
            <text:p>0.9358395258</text:p>
          </table:table-cell>
          <table:table-cell office:value-type="float" office:value="0">
            <text:p>0</text:p>
          </table:table-cell>
          <table:table-cell office:value-type="float" office:value="0.940179328855">
            <text:p>0.9401793289</text:p>
          </table:table-cell>
          <table:table-cell office:value-type="float" office:value="0">
            <text:p>0</text:p>
          </table:table-cell>
          <table:table-cell office:value-type="float" office:value="0.928002329081">
            <text:p>0.9280023291</text:p>
          </table:table-cell>
          <table:table-cell office:value-type="float" office:value="0">
            <text:p>0</text:p>
          </table:table-cell>
          <table:table-cell office:value-type="float" office:value="0.857604553677">
            <text:p>0.8576045537</text:p>
          </table:table-cell>
          <table:table-cell office:value-type="float" office:value="0">
            <text:p>0</text:p>
          </table:table-cell>
          <table:table-cell office:value-type="float" office:value="0.85638047823">
            <text:p>0.8563804782</text:p>
          </table:table-cell>
          <table:table-cell office:value-type="float" office:value="0">
            <text:p>0</text:p>
          </table:table-cell>
          <table:table-cell office:value-type="float" office:value="0.856780166777">
            <text:p>0.8567801668</text:p>
          </table:table-cell>
          <table:table-cell office:value-type="float" office:value="0">
            <text:p>0</text:p>
          </table:table-cell>
          <table:table-cell office:value-type="float" office:value="0.887309601783">
            <text:p>0.8873096018</text:p>
          </table:table-cell>
          <table:table-cell office:value-type="float" office:value="0">
            <text:p>0</text:p>
          </table:table-cell>
          <table:table-cell office:value-type="float" office:value="0.892326905968">
            <text:p>0.892326906</text:p>
          </table:table-cell>
          <table:table-cell office:value-type="float" office:value="0">
            <text:p>0</text:p>
          </table:table-cell>
          <table:table-cell office:value-type="float" office:value="0.888345095786">
            <text:p>0.8883450958</text:p>
          </table:table-cell>
          <table:table-cell office:value-type="float" office:value="0">
            <text:p>0</text:p>
          </table:table-cell>
          <table:table-cell office:value-type="float" office:value="0.896902918266">
            <text:p>0.8969029183</text:p>
          </table:table-cell>
          <table:table-cell office:value-type="float" office:value="0">
            <text:p>0</text:p>
          </table:table-cell>
          <table:table-cell office:value-type="float" office:value="0.874612886301">
            <text:p>0.8746128863</text:p>
          </table:table-cell>
          <table:table-cell office:value-type="float" office:value="0">
            <text:p>0</text:p>
          </table:table-cell>
          <table:table-cell office:value-type="float" office:value="0.871273311352">
            <text:p>0.8712733114</text:p>
          </table:table-cell>
          <table:table-cell office:value-type="float" office:value="0">
            <text:p>0</text:p>
          </table:table-cell>
          <table:table-cell office:value-type="float" office:value="0.881327337101">
            <text:p>0.8813273371</text:p>
          </table:table-cell>
          <table:table-cell office:value-type="float" office:value="0">
            <text:p>0</text:p>
          </table:table-cell>
          <table:table-cell office:value-type="float" office:value="0.87988734013">
            <text:p>0.8798873401</text:p>
          </table:table-cell>
          <table:table-cell office:value-type="float" office:value="0">
            <text:p>0</text:p>
          </table:table-cell>
          <table:table-cell office:value-type="float" office:value="0.87044972583">
            <text:p>0.8704497258</text:p>
          </table:table-cell>
          <table:table-cell office:value-type="float" office:value="0">
            <text:p>0</text:p>
          </table:table-cell>
          <table:table-cell office:value-type="float" office:value="0.918820005534">
            <text:p>0.9188200055</text:p>
          </table:table-cell>
          <table:table-cell office:value-type="float" office:value="0">
            <text:p>0</text:p>
          </table:table-cell>
          <table:table-cell office:value-type="float" office:value="0.920850684235">
            <text:p>0.9208506842</text:p>
          </table:table-cell>
          <table:table-cell office:value-type="float" office:value="0">
            <text:p>0</text:p>
          </table:table-cell>
          <table:table-cell office:value-type="float" office:value="0.916695033769">
            <text:p>0.9166950338</text:p>
          </table:table-cell>
          <table:table-cell office:value-type="float" office:value="0">
            <text:p>0</text:p>
          </table:table-cell>
          <table:table-cell office:value-type="float" office:value="0.927895504401">
            <text:p>0.9278955044</text:p>
          </table:table-cell>
          <table:table-cell office:value-type="float" office:value="0">
            <text:p>0</text:p>
          </table:table-cell>
          <table:table-cell office:value-type="float" office:value="0.903981622292">
            <text:p>0.9039816223</text:p>
          </table:table-cell>
          <table:table-cell office:value-type="float" office:value="0">
            <text:p>0</text:p>
          </table:table-cell>
          <table:table-cell office:value-type="float" office:value="0.903775691767">
            <text:p>0.90377569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  <table:table-cell office:value-type="float" office:value="0.847118549493">
            <text:p>0.8471185495</text:p>
          </table:table-cell>
          <table:table-cell office:value-type="float" office:value="0.868766057698">
            <text:p>0.8687660577</text:p>
          </table:table-cell>
          <table:table-cell office:value-type="float" office:value="0.761860048403">
            <text:p>0.7618600484</text:p>
          </table:table-cell>
          <table:table-cell office:value-type="float" office:value="0">
            <text:p>0</text:p>
          </table:table-cell>
          <table:table-cell office:value-type="float" office:value="0.762606259102">
            <text:p>0.7626062591</text:p>
          </table:table-cell>
          <table:table-cell office:value-type="float" office:value="0">
            <text:p>0</text:p>
          </table:table-cell>
          <table:table-cell office:value-type="float" office:value="0.809840558654">
            <text:p>0.8098405587</text:p>
          </table:table-cell>
          <table:table-cell office:value-type="float" office:value="0">
            <text:p>0</text:p>
          </table:table-cell>
          <table:table-cell office:value-type="float" office:value="0.810288463634">
            <text:p>0.8102884636</text:p>
          </table:table-cell>
          <table:table-cell office:value-type="float" office:value="0">
            <text:p>0</text:p>
          </table:table-cell>
          <table:table-cell office:value-type="float" office:value="0.805061431903">
            <text:p>0.8050614319</text:p>
          </table:table-cell>
          <table:table-cell office:value-type="float" office:value="0">
            <text:p>0</text:p>
          </table:table-cell>
          <table:table-cell office:value-type="float" office:value="0.730780726549">
            <text:p>0.7307807265</text:p>
          </table:table-cell>
          <table:table-cell office:value-type="float" office:value="0">
            <text:p>0</text:p>
          </table:table-cell>
          <table:table-cell office:value-type="float" office:value="0.800710258582">
            <text:p>0.8007102586</text:p>
          </table:table-cell>
          <table:table-cell office:value-type="float" office:value="0">
            <text:p>0</text:p>
          </table:table-cell>
          <table:table-cell office:value-type="float" office:value="0.800431758624">
            <text:p>0.8004317586</text:p>
          </table:table-cell>
          <table:table-cell office:value-type="float" office:value="0">
            <text:p>0</text:p>
          </table:table-cell>
          <table:table-cell office:value-type="float" office:value="0.792343653009">
            <text:p>0.792343653</text:p>
          </table:table-cell>
          <table:table-cell office:value-type="float" office:value="0">
            <text:p>0</text:p>
          </table:table-cell>
          <table:table-cell office:value-type="float" office:value="0.743600435983">
            <text:p>0.743600436</text:p>
          </table:table-cell>
          <table:table-cell office:value-type="float" office:value="0">
            <text:p>0</text:p>
          </table:table-cell>
          <table:table-cell office:value-type="float" office:value="0.808505649711">
            <text:p>0.8085056497</text:p>
          </table:table-cell>
          <table:table-cell office:value-type="float" office:value="0">
            <text:p>0</text:p>
          </table:table-cell>
          <table:table-cell office:value-type="float" office:value="0.81097329486">
            <text:p>0.8109732949</text:p>
          </table:table-cell>
          <table:table-cell office:value-type="float" office:value="0">
            <text:p>0</text:p>
          </table:table-cell>
          <table:table-cell office:value-type="float" office:value="0.803049051354">
            <text:p>0.8030490514</text:p>
          </table:table-cell>
          <table:table-cell office:value-type="float" office:value="0">
            <text:p>0</text:p>
          </table:table-cell>
          <table:table-cell office:value-type="float" office:value="0.73096914557">
            <text:p>0.7309691456</text:p>
          </table:table-cell>
          <table:table-cell office:value-type="float" office:value="0">
            <text:p>0</text:p>
          </table:table-cell>
          <table:table-cell office:value-type="float" office:value="0.731042506605">
            <text:p>0.7310425066</text:p>
          </table:table-cell>
          <table:table-cell office:value-type="float" office:value="0">
            <text:p>0</text:p>
          </table:table-cell>
          <table:table-cell office:value-type="float" office:value="0.727107762047">
            <text:p>0.727107762</text:p>
          </table:table-cell>
          <table:table-cell office:value-type="float" office:value="0">
            <text:p>0</text:p>
          </table:table-cell>
          <table:table-cell office:value-type="float" office:value="0.782815719919">
            <text:p>0.7828157199</text:p>
          </table:table-cell>
          <table:table-cell office:value-type="float" office:value="0">
            <text:p>0</text:p>
          </table:table-cell>
          <table:table-cell office:value-type="float" office:value="0.782345579869">
            <text:p>0.7823455799</text:p>
          </table:table-cell>
          <table:table-cell office:value-type="float" office:value="0">
            <text:p>0</text:p>
          </table:table-cell>
          <table:table-cell office:value-type="float" office:value="0.782841287355">
            <text:p>0.7828412874</text:p>
          </table:table-cell>
          <table:table-cell office:value-type="float" office:value="0">
            <text:p>0</text:p>
          </table:table-cell>
          <table:table-cell office:value-type="float" office:value="0.789020185056">
            <text:p>0.7890201851</text:p>
          </table:table-cell>
          <table:table-cell office:value-type="float" office:value="0">
            <text:p>0</text:p>
          </table:table-cell>
          <table:table-cell office:value-type="float" office:value="0.7747202854">
            <text:p>0.7747202854</text:p>
          </table:table-cell>
          <table:table-cell office:value-type="float" office:value="0">
            <text:p>0</text:p>
          </table:table-cell>
          <table:table-cell office:value-type="float" office:value="0.77213239599">
            <text:p>0.772132396</text:p>
          </table:table-cell>
          <table:table-cell office:value-type="float" office:value="0">
            <text:p>0</text:p>
          </table:table-cell>
          <table:table-cell office:value-type="float" office:value="0.735046141742">
            <text:p>0.7350461417</text:p>
          </table:table-cell>
          <table:table-cell office:value-type="float" office:value="0">
            <text:p>0</text:p>
          </table:table-cell>
          <table:table-cell office:value-type="float" office:value="0.735320091496">
            <text:p>0.7353200915</text:p>
          </table:table-cell>
          <table:table-cell office:value-type="float" office:value="0">
            <text:p>0</text:p>
          </table:table-cell>
          <table:table-cell office:value-type="float" office:value="0.729391406853">
            <text:p>0.7293914069</text:p>
          </table:table-cell>
          <table:table-cell office:value-type="float" office:value="0">
            <text:p>0</text:p>
          </table:table-cell>
          <table:table-cell office:value-type="float" office:value="0.791857496191">
            <text:p>0.7918574962</text:p>
          </table:table-cell>
          <table:table-cell office:value-type="float" office:value="0">
            <text:p>0</text:p>
          </table:table-cell>
          <table:table-cell office:value-type="float" office:value="0.793242616998">
            <text:p>0.793242617</text:p>
          </table:table-cell>
          <table:table-cell office:value-type="float" office:value="0">
            <text:p>0</text:p>
          </table:table-cell>
          <table:table-cell office:value-type="float" office:value="0.793262097083">
            <text:p>0.7932620971</text:p>
          </table:table-cell>
          <table:table-cell office:value-type="float" office:value="0">
            <text:p>0</text:p>
          </table:table-cell>
          <table:table-cell office:value-type="float" office:value="0.795343395583">
            <text:p>0.7953433956</text:p>
          </table:table-cell>
          <table:table-cell office:value-type="float" office:value="0">
            <text:p>0</text:p>
          </table:table-cell>
          <table:table-cell office:value-type="float" office:value="0.786995586343">
            <text:p>0.7869955863</text:p>
          </table:table-cell>
          <table:table-cell office:value-type="float" office:value="0">
            <text:p>0</text:p>
          </table:table-cell>
          <table:table-cell office:value-type="float" office:value="0.786227910275">
            <text:p>0.78622791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1735413093778">
            <text:p>0.8517354131</text:p>
          </table:table-cell>
          <table:table-cell table:formula="of:=SUM([.F2:.F10])/COUNT([.$B$2:.$B$10])" office:value-type="float" office:value="0.882206344189889">
            <text:p>0.8822063442</text:p>
          </table:table-cell>
          <table:table-cell table:formula="of:=SUM([.G2:.G10])/COUNT([.$B$2:.$B$10])" office:value-type="float" office:value="0.864336523226">
            <text:p>0.8643365232</text:p>
          </table:table-cell>
          <table:table-cell table:formula="of:=SUM([.H2:.H10])/COUNT([.H2:.H10])" office:value-type="float" office:value="2.11111111111111">
            <text:p>2.1111111111</text:p>
          </table:table-cell>
          <table:table-cell table:formula="of:=SUM([.I2:.I10])/COUNT([.$B$2:.$B$10])" office:value-type="float" office:value="0.862673154375444">
            <text:p>0.8626731544</text:p>
          </table:table-cell>
          <table:table-cell table:formula="of:=SUM([.J2:.J10])/COUNT([.J2:.J10])" office:value-type="float" office:value="2.33333333333333">
            <text:p>2.3333333333</text:p>
          </table:table-cell>
          <table:table-cell table:formula="of:=SUM([.K2:.K10])/COUNT([.$B$2:.$B$10])" office:value-type="float" office:value="0.922194841216444">
            <text:p>0.9221948412</text:p>
          </table:table-cell>
          <table:table-cell table:formula="of:=SUM([.L2:.L10])/COUNT([.L2:.L10])" office:value-type="float" office:value="22">
            <text:p>22</text:p>
          </table:table-cell>
          <table:table-cell table:formula="of:=SUM([.M2:.M10])/COUNT([.$B$2:.$B$10])" office:value-type="float" office:value="0.921414083695555">
            <text:p>0.9214140837</text:p>
          </table:table-cell>
          <table:table-cell table:formula="of:=SUM([.N2:.N10])/COUNT([.N2:.N10])" office:value-type="float" office:value="21.4444444444444">
            <text:p>21.4444444444</text:p>
          </table:table-cell>
          <table:table-cell table:formula="of:=SUM([.O2:.O10])/COUNT([.$B$2:.$B$10])" office:value-type="float" office:value="0.918505027253111">
            <text:p>0.9185050273</text:p>
          </table:table-cell>
          <table:table-cell table:formula="of:=SUM([.P2:.P10])/COUNT([.P2:.P10])" office:value-type="float" office:value="29.3333333333333">
            <text:p>29.3333333333</text:p>
          </table:table-cell>
          <table:table-cell table:formula="of:=SUM([.Q2:.Q10])/COUNT([.$B$2:.$B$10])" office:value-type="float" office:value="0.838632443162778">
            <text:p>0.8386324432</text:p>
          </table:table-cell>
          <table:table-cell table:formula="of:=SUM([.R2:.R10])/COUNT([.R2:.R10])" office:value-type="float" office:value="1">
            <text:p>1</text:p>
          </table:table-cell>
          <table:table-cell table:formula="of:=SUM([.S2:.S10])/COUNT([.$B$2:.$B$10])" office:value-type="float" office:value="0.913576666295111">
            <text:p>0.9135766663</text:p>
          </table:table-cell>
          <table:table-cell table:formula="of:=SUM([.T2:.T10])/COUNT([.T2:.T10])" office:value-type="float" office:value="12.4444444444444">
            <text:p>12.4444444444</text:p>
          </table:table-cell>
          <table:table-cell table:formula="of:=SUM([.U2:.U10])/COUNT([.$B$2:.$B$10])" office:value-type="float" office:value="0.913355473646111">
            <text:p>0.9133554736</text:p>
          </table:table-cell>
          <table:table-cell table:formula="of:=SUM([.V2:.V10])/COUNT([.V2:.V10])" office:value-type="float" office:value="10.1111111111111">
            <text:p>10.1111111111</text:p>
          </table:table-cell>
          <table:table-cell table:formula="of:=SUM([.W2:.W10])/COUNT([.$B$2:.$B$10])" office:value-type="float" office:value="0.898602675841667">
            <text:p>0.8986026758</text:p>
          </table:table-cell>
          <table:table-cell table:formula="of:=SUM([.X2:.X10])/COUNT([.X2:.X10])" office:value-type="float" office:value="9.88888888888889">
            <text:p>9.8888888889</text:p>
          </table:table-cell>
          <table:table-cell table:formula="of:=SUM([.Y2:.Y10])/COUNT([.$B$2:.$B$10])" office:value-type="float" office:value="0.844901751175555">
            <text:p>0.8449017512</text:p>
          </table:table-cell>
          <table:table-cell table:formula="of:=SUM([.Z2:.Z10])/COUNT([.Z2:.Z10])" office:value-type="float" office:value="0.888888888888889">
            <text:p>0.8888888889</text:p>
          </table:table-cell>
          <table:table-cell table:formula="of:=SUM([.AA2:.AA10])/COUNT([.$B$2:.$B$10])" office:value-type="float" office:value="0.924499791737444">
            <text:p>0.9244997917</text:p>
          </table:table-cell>
          <table:table-cell table:formula="of:=SUM([.AB2:.AB10])/COUNT([.AB2:.AB10])" office:value-type="float" office:value="33.2222222222222">
            <text:p>33.2222222222</text:p>
          </table:table-cell>
          <table:table-cell table:formula="of:=SUM([.AC2:.AC10])/COUNT([.$B$2:.$B$10])" office:value-type="float" office:value="0.926085954238778">
            <text:p>0.9260859542</text:p>
          </table:table-cell>
          <table:table-cell table:formula="of:=SUM([.AD2:.AD10])/COUNT([.AD2:.AD10])" office:value-type="float" office:value="32.5555555555556">
            <text:p>32.5555555556</text:p>
          </table:table-cell>
          <table:table-cell table:formula="of:=SUM([.AE2:.AE10])/COUNT([.$B$2:.$B$10])" office:value-type="float" office:value="0.916852886738222">
            <text:p>0.9168528867</text:p>
          </table:table-cell>
          <table:table-cell table:formula="of:=SUM([.AF2:.AF10])/COUNT([.AF2:.AF10])" office:value-type="float" office:value="29.8888888888889">
            <text:p>29.8888888889</text:p>
          </table:table-cell>
          <table:table-cell table:formula="of:=SUM([.AG2:.AG10])/COUNT([.$B$2:.$B$10])" office:value-type="float" office:value="0.835857119140555">
            <text:p>0.8358571191</text:p>
          </table:table-cell>
          <table:table-cell table:formula="of:=SUM([.AH2:.AH10])/COUNT([.AH2:.AH10])" office:value-type="float" office:value="1">
            <text:p>1</text:p>
          </table:table-cell>
          <table:table-cell table:formula="of:=SUM([.AI2:.AI10])/COUNT([.$B$2:.$B$10])" office:value-type="float" office:value="0.835837201440778">
            <text:p>0.8358372014</text:p>
          </table:table-cell>
          <table:table-cell table:formula="of:=SUM([.AJ2:.AJ10])/COUNT([.AJ2:.AJ10])" office:value-type="float" office:value="1.33333333333333">
            <text:p>1.3333333333</text:p>
          </table:table-cell>
          <table:table-cell table:formula="of:=SUM([.AK2:.AK10])/COUNT([.$B$2:.$B$10])" office:value-type="float" office:value="0.836745818990889">
            <text:p>0.836745819</text:p>
          </table:table-cell>
          <table:table-cell table:formula="of:=SUM([.AL2:.AL10])/COUNT([.AL2:.AL10])" office:value-type="float" office:value="0.777777777777778">
            <text:p>0.7777777778</text:p>
          </table:table-cell>
          <table:table-cell table:formula="of:=SUM([.AM2:.AM10])/COUNT([.$B$2:.$B$10])" office:value-type="float" office:value="0.895238558544111">
            <text:p>0.8952385585</text:p>
          </table:table-cell>
          <table:table-cell table:formula="of:=SUM([.AN2:.AN10])/COUNT([.AN2:.AN10])" office:value-type="float" office:value="9.11111111111111">
            <text:p>9.1111111111</text:p>
          </table:table-cell>
          <table:table-cell table:formula="of:=SUM([.AO2:.AO10])/COUNT([.$B$2:.$B$10])" office:value-type="float" office:value="0.899382569846">
            <text:p>0.8993825698</text:p>
          </table:table-cell>
          <table:table-cell table:formula="of:=SUM([.AP2:.AP10])/COUNT([.AP2:.AP10])" office:value-type="float" office:value="10.4444444444444">
            <text:p>10.4444444444</text:p>
          </table:table-cell>
          <table:table-cell table:formula="of:=SUM([.AQ2:.AQ10])/COUNT([.$B$2:.$B$10])" office:value-type="float" office:value="0.894632366369">
            <text:p>0.8946323664</text:p>
          </table:table-cell>
          <table:table-cell table:formula="of:=SUM([.AR2:.AR10])/COUNT([.AR2:.AR10])" office:value-type="float" office:value="8.88888888888889">
            <text:p>8.8888888889</text:p>
          </table:table-cell>
          <table:table-cell table:formula="of:=SUM([.AS2:.AS10])/COUNT([.$B$2:.$B$10])" office:value-type="float" office:value="0.901389932194667">
            <text:p>0.9013899322</text:p>
          </table:table-cell>
          <table:table-cell table:formula="of:=SUM([.AT2:.AT10])/COUNT([.AT2:.AT10])" office:value-type="float" office:value="10.5555555555556">
            <text:p>10.5555555556</text:p>
          </table:table-cell>
          <table:table-cell table:formula="of:=SUM([.AU2:.AU10])/COUNT([.$B$2:.$B$10])" office:value-type="float" office:value="0.877942726400222">
            <text:p>0.8779427264</text:p>
          </table:table-cell>
          <table:table-cell table:formula="of:=SUM([.AV2:.AV10])/COUNT([.AV2:.AV10])" office:value-type="float" office:value="6.77777777777778">
            <text:p>6.7777777778</text:p>
          </table:table-cell>
          <table:table-cell table:formula="of:=SUM([.AW2:.AW10])/COUNT([.$B$2:.$B$10])" office:value-type="float" office:value="0.875552497476">
            <text:p>0.8755524975</text:p>
          </table:table-cell>
          <table:table-cell table:formula="of:=SUM([.AX2:.AX10])/COUNT([.AX2:.AX10])" office:value-type="float" office:value="6.33333333333333">
            <text:p>6.3333333333</text:p>
          </table:table-cell>
          <table:table-cell table:formula="of:=SUM([.AY2:.AY10])/COUNT([.$B$2:.$B$10])" office:value-type="float" office:value="0.850491368569444">
            <text:p>0.8504913686</text:p>
          </table:table-cell>
          <table:table-cell table:formula="of:=SUM([.AZ2:.AZ10])/COUNT([.AZ2:.AZ10])" office:value-type="float" office:value="2">
            <text:p>2</text:p>
          </table:table-cell>
          <table:table-cell table:formula="of:=SUM([.BA2:.BA10])/COUNT([.$B$2:.$B$10])" office:value-type="float" office:value="0.850093263515222">
            <text:p>0.8500932635</text:p>
          </table:table-cell>
          <table:table-cell table:formula="of:=SUM([.BB2:.BB10])/COUNT([.BB2:.BB10])" office:value-type="float" office:value="1.55555555555556">
            <text:p>1.5555555556</text:p>
          </table:table-cell>
          <table:table-cell table:formula="of:=SUM([.BC2:.BC10])/COUNT([.$B$2:.$B$10])" office:value-type="float" office:value="0.844464507099">
            <text:p>0.8444645071</text:p>
          </table:table-cell>
          <table:table-cell table:formula="of:=SUM([.BD2:.BD10])/COUNT([.BD2:.BD10])" office:value-type="float" office:value="0.666666666666667">
            <text:p>0.6666666667</text:p>
          </table:table-cell>
          <table:table-cell table:formula="of:=SUM([.BE2:.BE10])/COUNT([.$B$2:.$B$10])" office:value-type="float" office:value="0.909677759209444">
            <text:p>0.9096777592</text:p>
          </table:table-cell>
          <table:table-cell table:formula="of:=SUM([.BF2:.BF10])/COUNT([.BF2:.BF10])" office:value-type="float" office:value="17.5555555555556">
            <text:p>17.5555555556</text:p>
          </table:table-cell>
          <table:table-cell table:formula="of:=SUM([.BG2:.BG10])/COUNT([.$B$2:.$B$10])" office:value-type="float" office:value="0.909601984057333">
            <text:p>0.9096019841</text:p>
          </table:table-cell>
          <table:table-cell table:formula="of:=SUM([.BH2:.BH10])/COUNT([.BH2:.BH10])" office:value-type="float" office:value="13">
            <text:p>13</text:p>
          </table:table-cell>
          <table:table-cell table:formula="of:=SUM([.BI2:.BI10])/COUNT([.$B$2:.$B$10])" office:value-type="float" office:value="0.908998084113778">
            <text:p>0.9089980841</text:p>
          </table:table-cell>
          <table:table-cell table:formula="of:=SUM([.BJ2:.BJ10])/COUNT([.BJ2:.BJ10])" office:value-type="float" office:value="17.6666666666667">
            <text:p>17.6666666667</text:p>
          </table:table-cell>
          <table:table-cell table:formula="of:=SUM([.BK2:.BK10])/COUNT([.$B$2:.$B$10])" office:value-type="float" office:value="0.909543485475">
            <text:p>0.9095434855</text:p>
          </table:table-cell>
          <table:table-cell table:formula="of:=SUM([.BL2:.BL10])/COUNT([.BL2:.BL10])" office:value-type="float" office:value="11.1111111111111">
            <text:p>11.1111111111</text:p>
          </table:table-cell>
          <table:table-cell table:formula="of:=SUM([.BM2:.BM10])/COUNT([.$B$2:.$B$10])" office:value-type="float" office:value="0.901163226811444">
            <text:p>0.9011632268</text:p>
          </table:table-cell>
          <table:table-cell table:formula="of:=SUM([.BN2:.BN10])/COUNT([.BN2:.BN10])" office:value-type="float" office:value="21.5555555555556">
            <text:p>21.5555555556</text:p>
          </table:table-cell>
          <table:table-cell table:formula="of:=SUM([.BO2:.BO10])/COUNT([.$B$2:.$B$10])" office:value-type="float" office:value="0.900376237450444">
            <text:p>0.9003762375</text:p>
          </table:table-cell>
          <table:table-cell table:formula="of:=SUM([.BP2:.BP10])/COUNT([.BP2:.BP10])" office:value-type="float" office:value="20.4444444444444">
            <text:p>20.4444444444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3T10:06:55</dc:date>
    <dc:creator>Michael Gabay</dc:creator>
    <meta:generator>LibreOffice/3.5$Linux_X86_64 LibreOffice_project/350m1$Build-2</meta:generator>
    <meta:editing-duration>PT24S</meta:editing-duration>
    <meta:editing-cycles>2</meta:editing-cycles>
    <meta:document-statistic meta:table-count="1" meta:cell-count="7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5.784cm" svg:height="13.434cm" xlink:href=".." xlink:type="simple" chart:class="chart:bar" chart:style-name="ch1">
        <chart:legend chart:legend-position="end" svg:x="39.431cm" svg:y="2.683cm" style:legend-expansion="high" chart:style-name="ch2"/>
        <chart:plot-area chart:style-name="ch3" table:cell-range-address="Unif_rare.A1:Unif_rare.A11 Unif_rare.H1:Unif_rare.H11 Unif_rare.J1:Unif_rare.J11 Unif_rare.L1:Unif_rare.L11 Unif_rare.N1:Unif_rare.N11 Unif_rare.P1:Unif_rare.P11 Unif_rare.R1:Unif_rare.R11 Unif_rare.T1:Unif_rare.T11 Unif_rare.V1:Unif_rare.V11 Unif_rare.X1:Unif_rare.X11 Unif_rare.Z1:Unif_rare.Z11 Unif_rare.AB1:Unif_rare.AB11 Unif_rare.AD1:Unif_rare.AD11 Unif_rare.AF1:Unif_rare.AF11 Unif_rare.AH1:Unif_rare.AH11 Unif_rare.AJ1:Unif_rare.AJ11 Unif_rare.AL1:Unif_rare.AL11 Unif_rare.AN1:Unif_rare.AN11 Unif_rare.AP1:Unif_rare.AP11 Unif_rare.AR1:Unif_rare.AR11 Unif_rare.AT1:Unif_rare.AT11 Unif_rare.AV1:Unif_rare.AV11 Unif_rare.AX1:Unif_rare.AX11 Unif_rare.AZ1:Unif_rare.AZ11 Unif_rare.BB1:Unif_rare.BB11 Unif_rare.BD1:Unif_rare.BD11 Unif_rare.BF1:Unif_rare.BF11 Unif_rare.BH1:Unif_rare.BH11 Unif_rare.BJ1:Unif_rare.BJ11 Unif_rare.BL1:Unif_rare.BL11 Unif_rare.BN1:Unif_rare.BN11 Unif_rare.BP1:Unif_rare.BP11" chart:data-source-has-labels="both" svg:x="1.365cm" svg:y="1.207cm" svg:width="36.236cm" svg:height="11.539cm">
          <chartooo:coordinate-region svg:x="2.172cm" svg:y="1.406cm" svg:width="35.429cm" svg:height="10.693cm"/>
          <chart:axis chart:dimension="x" chart:name="primary-x" chart:style-name="ch4" chartooo:axis-type="auto">
            <chartooo:date-scale/>
            <chart:categories table:cell-range-address="Unif_rare.A2:Unif_rar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_rare.H2:Unif_rare.H11" chart:label-cell-address="Unif_rare.H1:Unif_rare.H1" chart:class="chart:bar">
            <chart:data-point chart:repeated="10"/>
          </chart:series>
          <chart:series chart:style-name="ch8" chart:values-cell-range-address="Unif_rare.J2:Unif_rare.J11" chart:label-cell-address="Unif_rare.J1:Unif_rare.J1" chart:class="chart:bar">
            <chart:data-point chart:repeated="10"/>
          </chart:series>
          <chart:series chart:style-name="ch9" chart:values-cell-range-address="Unif_rare.L2:Unif_rare.L11" chart:label-cell-address="Unif_rare.L1:Unif_rare.L1" chart:class="chart:bar">
            <chart:data-point chart:repeated="10"/>
          </chart:series>
          <chart:series chart:style-name="ch10" chart:values-cell-range-address="Unif_rare.N2:Unif_rare.N11" chart:label-cell-address="Unif_rare.N1:Unif_rare.N1" chart:class="chart:bar">
            <chart:data-point chart:repeated="10"/>
          </chart:series>
          <chart:series chart:style-name="ch11" chart:values-cell-range-address="Unif_rare.P2:Unif_rare.P11" chart:label-cell-address="Unif_rare.P1:Unif_rare.P1" chart:class="chart:bar">
            <chart:data-point chart:repeated="10"/>
          </chart:series>
          <chart:series chart:style-name="ch12" chart:values-cell-range-address="Unif_rare.R2:Unif_rare.R11" chart:label-cell-address="Unif_rare.R1:Unif_rare.R1" chart:class="chart:bar">
            <chart:data-point chart:repeated="10"/>
          </chart:series>
          <chart:series chart:style-name="ch13" chart:values-cell-range-address="Unif_rare.T2:Unif_rare.T11" chart:label-cell-address="Unif_rare.T1:Unif_rare.T1" chart:class="chart:bar">
            <chart:data-point chart:repeated="10"/>
          </chart:series>
          <chart:series chart:style-name="ch14" chart:values-cell-range-address="Unif_rare.V2:Unif_rare.V11" chart:label-cell-address="Unif_rare.V1:Unif_rare.V1" chart:class="chart:bar">
            <chart:data-point chart:repeated="10"/>
          </chart:series>
          <chart:series chart:style-name="ch15" chart:values-cell-range-address="Unif_rare.X2:Unif_rare.X11" chart:label-cell-address="Unif_rare.X1:Unif_rare.X1" chart:class="chart:bar">
            <chart:data-point chart:repeated="10"/>
          </chart:series>
          <chart:series chart:style-name="ch16" chart:values-cell-range-address="Unif_rare.Z2:Unif_rare.Z11" chart:label-cell-address="Unif_rare.Z1:Unif_rare.Z1" chart:class="chart:bar">
            <chart:data-point chart:repeated="10"/>
          </chart:series>
          <chart:series chart:style-name="ch17" chart:values-cell-range-address="Unif_rare.AB2:Unif_rare.AB11" chart:label-cell-address="Unif_rare.AB1:Unif_rare.AB1" chart:class="chart:bar">
            <chart:data-point chart:repeated="10"/>
          </chart:series>
          <chart:series chart:style-name="ch18" chart:values-cell-range-address="Unif_rare.AD2:Unif_rare.AD11" chart:label-cell-address="Unif_rare.AD1:Unif_rare.AD1" chart:class="chart:bar">
            <chart:data-point chart:repeated="10"/>
          </chart:series>
          <chart:series chart:style-name="ch7" chart:values-cell-range-address="Unif_rare.AF2:Unif_rare.AF11" chart:label-cell-address="Unif_rare.AF1:Unif_rare.AF1" chart:class="chart:bar">
            <chart:data-point chart:repeated="10"/>
          </chart:series>
          <chart:series chart:style-name="ch8" chart:values-cell-range-address="Unif_rare.AH2:Unif_rare.AH11" chart:label-cell-address="Unif_rare.AH1:Unif_rare.AH1" chart:class="chart:bar">
            <chart:data-point chart:repeated="10"/>
          </chart:series>
          <chart:series chart:style-name="ch9" chart:values-cell-range-address="Unif_rare.AJ2:Unif_rare.AJ11" chart:label-cell-address="Unif_rare.AJ1:Unif_rare.AJ1" chart:class="chart:bar">
            <chart:data-point chart:repeated="10"/>
          </chart:series>
          <chart:series chart:style-name="ch10" chart:values-cell-range-address="Unif_rare.AL2:Unif_rare.AL11" chart:label-cell-address="Unif_rare.AL1:Unif_rare.AL1" chart:class="chart:bar">
            <chart:data-point chart:repeated="10"/>
          </chart:series>
          <chart:series chart:style-name="ch11" chart:values-cell-range-address="Unif_rare.AN2:Unif_rare.AN11" chart:label-cell-address="Unif_rare.AN1:Unif_rare.AN1" chart:class="chart:bar">
            <chart:data-point chart:repeated="10"/>
          </chart:series>
          <chart:series chart:style-name="ch12" chart:values-cell-range-address="Unif_rare.AP2:Unif_rare.AP11" chart:label-cell-address="Unif_rare.AP1:Unif_rare.AP1" chart:class="chart:bar">
            <chart:data-point chart:repeated="10"/>
          </chart:series>
          <chart:series chart:style-name="ch13" chart:values-cell-range-address="Unif_rare.AR2:Unif_rare.AR11" chart:label-cell-address="Unif_rare.AR1:Unif_rare.AR1" chart:class="chart:bar">
            <chart:data-point chart:repeated="10"/>
          </chart:series>
          <chart:series chart:style-name="ch14" chart:values-cell-range-address="Unif_rare.AT2:Unif_rare.AT11" chart:label-cell-address="Unif_rare.AT1:Unif_rare.AT1" chart:class="chart:bar">
            <chart:data-point chart:repeated="10"/>
          </chart:series>
          <chart:series chart:style-name="ch15" chart:values-cell-range-address="Unif_rare.AV2:Unif_rare.AV11" chart:label-cell-address="Unif_rare.AV1:Unif_rare.AV1" chart:class="chart:bar">
            <chart:data-point chart:repeated="10"/>
          </chart:series>
          <chart:series chart:style-name="ch16" chart:values-cell-range-address="Unif_rare.AX2:Unif_rare.AX11" chart:label-cell-address="Unif_rare.AX1:Unif_rare.AX1" chart:class="chart:bar">
            <chart:data-point chart:repeated="10"/>
          </chart:series>
          <chart:series chart:style-name="ch17" chart:values-cell-range-address="Unif_rare.AZ2:Unif_rare.AZ11" chart:label-cell-address="Unif_rare.AZ1:Unif_rare.AZ1" chart:class="chart:bar">
            <chart:data-point chart:repeated="10"/>
          </chart:series>
          <chart:series chart:style-name="ch18" chart:values-cell-range-address="Unif_rare.BB2:Unif_rare.BB11" chart:label-cell-address="Unif_rare.BB1:Unif_rare.BB1" chart:class="chart:bar">
            <chart:data-point chart:repeated="10"/>
          </chart:series>
          <chart:series chart:style-name="ch7" chart:values-cell-range-address="Unif_rare.BD2:Unif_rare.BD11" chart:label-cell-address="Unif_rare.BD1:Unif_rare.BD1" chart:class="chart:bar">
            <chart:data-point chart:repeated="10"/>
          </chart:series>
          <chart:series chart:style-name="ch8" chart:values-cell-range-address="Unif_rare.BF2:Unif_rare.BF11" chart:label-cell-address="Unif_rare.BF1:Unif_rare.BF1" chart:class="chart:bar">
            <chart:data-point chart:repeated="10"/>
          </chart:series>
          <chart:series chart:style-name="ch9" chart:values-cell-range-address="Unif_rare.BH2:Unif_rare.BH11" chart:label-cell-address="Unif_rare.BH1:Unif_rare.BH1" chart:class="chart:bar">
            <chart:data-point chart:repeated="10"/>
          </chart:series>
          <chart:series chart:style-name="ch10" chart:values-cell-range-address="Unif_rare.BJ2:Unif_rare.BJ11" chart:label-cell-address="Unif_rare.BJ1:Unif_rare.BJ1" chart:class="chart:bar">
            <chart:data-point chart:repeated="10"/>
          </chart:series>
          <chart:series chart:style-name="ch11" chart:values-cell-range-address="Unif_rare.BL2:Unif_rare.BL11" chart:label-cell-address="Unif_rare.BL1:Unif_rare.BL1" chart:class="chart:bar">
            <chart:data-point chart:repeated="10"/>
          </chart:series>
          <chart:series chart:style-name="ch12" chart:values-cell-range-address="Unif_rare.BN2:Unif_rare.BN11" chart:label-cell-address="Unif_rare.BN1:Unif_rare.BN1" chart:class="chart:bar">
            <chart:data-point chart:repeated="10"/>
          </chart:series>
          <chart:series chart:style-name="ch13" chart:values-cell-range-address="Unif_rare.BP2:Unif_rare.BP11" chart:label-cell-address="Unif_rare.BP1:Unif_rare.BP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Unif_rare.H1:Unif_rare.H1</svg:desc>
                </draw:g>
              </table:table-cell>
              <table:table-cell office:value-type="string">
                <text:p>shuff1_ns</text:p>
                <draw:g>
                  <svg:desc>Unif_rare.J1:Unif_rare.J1</svg:desc>
                </draw:g>
              </table:table-cell>
              <table:table-cell office:value-type="string">
                <text:p>1/C_ns</text:p>
                <draw:g>
                  <svg:desc>Unif_rare.L1:Unif_rare.L1</svg:desc>
                </draw:g>
              </table:table-cell>
              <table:table-cell office:value-type="string">
                <text:p>1/R_ns</text:p>
                <draw:g>
                  <svg:desc>Unif_rare.N1:Unif_rare.N1</svg:desc>
                </draw:g>
              </table:table-cell>
              <table:table-cell office:value-type="string">
                <text:p>R/C_ns</text:p>
                <draw:g>
                  <svg:desc>Unif_rare.P1:Unif_rare.P1</svg:desc>
                </draw:g>
              </table:table-cell>
              <table:table-cell office:value-type="string">
                <text:p>ic_shuff_ns</text:p>
                <draw:g>
                  <svg:desc>Unif_rare.R1:Unif_rare.R1</svg:desc>
                </draw:g>
              </table:table-cell>
              <table:table-cell office:value-type="string">
                <text:p>ic_dyn_1/C_ns</text:p>
                <draw:g>
                  <svg:desc>Unif_rare.T1:Unif_rare.T1</svg:desc>
                </draw:g>
              </table:table-cell>
              <table:table-cell office:value-type="string">
                <text:p>ic_dyn_1/R_ns</text:p>
                <draw:g>
                  <svg:desc>Unif_rare.V1:Unif_rare.V1</svg:desc>
                </draw:g>
              </table:table-cell>
              <table:table-cell office:value-type="string">
                <text:p>ic_dyn_R/C_ns</text:p>
                <draw:g>
                  <svg:desc>Unif_rare.X1:Unif_rare.X1</svg:desc>
                </draw:g>
              </table:table-cell>
              <table:table-cell office:value-type="string">
                <text:p>bc_shuff_ns</text:p>
                <draw:g>
                  <svg:desc>Unif_rare.Z1:Unif_rare.Z1</svg:desc>
                </draw:g>
              </table:table-cell>
              <table:table-cell office:value-type="string">
                <text:p>bc_dyn_1/C_ns</text:p>
                <draw:g>
                  <svg:desc>Unif_rare.AB1:Unif_rare.AB1</svg:desc>
                </draw:g>
              </table:table-cell>
              <table:table-cell office:value-type="string">
                <text:p>bc_dyn_1/R_ns</text:p>
                <draw:g>
                  <svg:desc>Unif_rare.AD1:Unif_rare.AD1</svg:desc>
                </draw:g>
              </table:table-cell>
              <table:table-cell office:value-type="string">
                <text:p>bc_dyn_R/C_ns</text:p>
                <draw:g>
                  <svg:desc>Unif_rare.AF1:Unif_rare.AF1</svg:desc>
                </draw:g>
              </table:table-cell>
              <table:table-cell office:value-type="string">
                <text:p>bb_nothing_ns</text:p>
                <draw:g>
                  <svg:desc>Unif_rare.AH1:Unif_rare.AH1</svg:desc>
                </draw:g>
              </table:table-cell>
              <table:table-cell office:value-type="string">
                <text:p>bb_shuff1_ns</text:p>
                <draw:g>
                  <svg:desc>Unif_rare.AJ1:Unif_rare.AJ1</svg:desc>
                </draw:g>
              </table:table-cell>
              <table:table-cell office:value-type="string">
                <text:p>bb_shuff_ns</text:p>
                <draw:g>
                  <svg:desc>Unif_rare.AL1:Unif_rare.AL1</svg:desc>
                </draw:g>
              </table:table-cell>
              <table:table-cell office:value-type="string">
                <text:p>bb_st_1/C_ns</text:p>
                <draw:g>
                  <svg:desc>Unif_rare.AN1:Unif_rare.AN1</svg:desc>
                </draw:g>
              </table:table-cell>
              <table:table-cell office:value-type="string">
                <text:p>bb_dyn_1/C_ns</text:p>
                <draw:g>
                  <svg:desc>Unif_rare.AP1:Unif_rare.AP1</svg:desc>
                </draw:g>
              </table:table-cell>
              <table:table-cell office:value-type="string">
                <text:p>bb_st_1/R_ns</text:p>
                <draw:g>
                  <svg:desc>Unif_rare.AR1:Unif_rare.AR1</svg:desc>
                </draw:g>
              </table:table-cell>
              <table:table-cell office:value-type="string">
                <text:p>bb_dyn_1/R_ns</text:p>
                <draw:g>
                  <svg:desc>Unif_rare.AT1:Unif_rare.AT1</svg:desc>
                </draw:g>
              </table:table-cell>
              <table:table-cell office:value-type="string">
                <text:p>bb_st_R/C_ns</text:p>
                <draw:g>
                  <svg:desc>Unif_rare.AV1:Unif_rare.AV1</svg:desc>
                </draw:g>
              </table:table-cell>
              <table:table-cell office:value-type="string">
                <text:p>bb_dyn_R/C_ns</text:p>
                <draw:g>
                  <svg:desc>Unif_rare.AX1:Unif_rare.AX1</svg:desc>
                </draw:g>
              </table:table-cell>
              <table:table-cell office:value-type="string">
                <text:p>sbb_nothing_ns</text:p>
                <draw:g>
                  <svg:desc>Unif_rare.AZ1:Unif_rare.AZ1</svg:desc>
                </draw:g>
              </table:table-cell>
              <table:table-cell office:value-type="string">
                <text:p>sbb_shuff1_ns</text:p>
                <draw:g>
                  <svg:desc>Unif_rare.BB1:Unif_rare.BB1</svg:desc>
                </draw:g>
              </table:table-cell>
              <table:table-cell office:value-type="string">
                <text:p>sbb_shuff_ns</text:p>
                <draw:g>
                  <svg:desc>Unif_rare.BD1:Unif_rare.BD1</svg:desc>
                </draw:g>
              </table:table-cell>
              <table:table-cell office:value-type="string">
                <text:p>sbb_st_1/C_ns</text:p>
                <draw:g>
                  <svg:desc>Unif_rare.BF1:Unif_rare.BF1</svg:desc>
                </draw:g>
              </table:table-cell>
              <table:table-cell office:value-type="string">
                <text:p>sbb_dyn_1/C_ns</text:p>
                <draw:g>
                  <svg:desc>Unif_rare.BH1:Unif_rare.BH1</svg:desc>
                </draw:g>
              </table:table-cell>
              <table:table-cell office:value-type="string">
                <text:p>sbb_st_1/R_ns</text:p>
                <draw:g>
                  <svg:desc>Unif_rare.BJ1:Unif_rare.BJ1</svg:desc>
                </draw:g>
              </table:table-cell>
              <table:table-cell office:value-type="string">
                <text:p>sbb_dyn_1/R_ns</text:p>
                <draw:g>
                  <svg:desc>Unif_rare.BL1:Unif_rare.BL1</svg:desc>
                </draw:g>
              </table:table-cell>
              <table:table-cell office:value-type="string">
                <text:p>sbb_st_R/C_ns</text:p>
                <draw:g>
                  <svg:desc>Unif_rare.BN1:Unif_rare.BN1</svg:desc>
                </draw:g>
              </table:table-cell>
              <table:table-cell office:value-type="string">
                <text:p>sbb_dyn_R/C_ns</text:p>
                <draw:g>
                  <svg:desc>Unif_rare.BP1:Unif_rare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1</svg:desc>
                </draw:g>
              </table:table-cell>
              <table:table-cell office:value-type="float" office:value="18">
                <text:p>18</text:p>
                <draw:g>
                  <svg:desc>Unif_rare.H2:Unif_rare.H11</svg:desc>
                </draw:g>
              </table:table-cell>
              <table:table-cell office:value-type="float" office:value="20">
                <text:p>20</text:p>
                <draw:g>
                  <svg:desc>Unif_rare.J2:Unif_rare.J11</svg:desc>
                </draw:g>
              </table:table-cell>
              <table:table-cell office:value-type="float" office:value="67">
                <text:p>67</text:p>
                <draw:g>
                  <svg:desc>Unif_rare.L2:Unif_rare.L11</svg:desc>
                </draw:g>
              </table:table-cell>
              <table:table-cell office:value-type="float" office:value="68">
                <text:p>68</text:p>
                <draw:g>
                  <svg:desc>Unif_rare.N2:Unif_rare.N11</svg:desc>
                </draw:g>
              </table:table-cell>
              <table:table-cell office:value-type="float" office:value="69">
                <text:p>69</text:p>
                <draw:g>
                  <svg:desc>Unif_rare.P2:Unif_rare.P11</svg:desc>
                </draw:g>
              </table:table-cell>
              <table:table-cell office:value-type="float" office:value="9">
                <text:p>9</text:p>
                <draw:g>
                  <svg:desc>Unif_rare.R2:Unif_rare.R11</svg:desc>
                </draw:g>
              </table:table-cell>
              <table:table-cell office:value-type="float" office:value="52">
                <text:p>52</text:p>
                <draw:g>
                  <svg:desc>Unif_rare.T2:Unif_rare.T11</svg:desc>
                </draw:g>
              </table:table-cell>
              <table:table-cell office:value-type="float" office:value="50">
                <text:p>50</text:p>
                <draw:g>
                  <svg:desc>Unif_rare.V2:Unif_rare.V11</svg:desc>
                </draw:g>
              </table:table-cell>
              <table:table-cell office:value-type="float" office:value="30">
                <text:p>30</text:p>
                <draw:g>
                  <svg:desc>Unif_rare.X2:Unif_rare.X11</svg:desc>
                </draw:g>
              </table:table-cell>
              <table:table-cell office:value-type="float" office:value="8">
                <text:p>8</text:p>
                <draw:g>
                  <svg:desc>Unif_rare.Z2:Unif_rare.Z11</svg:desc>
                </draw:g>
              </table:table-cell>
              <table:table-cell office:value-type="float" office:value="76">
                <text:p>76</text:p>
                <draw:g>
                  <svg:desc>Unif_rare.AB2:Unif_rare.AB11</svg:desc>
                </draw:g>
              </table:table-cell>
              <table:table-cell office:value-type="float" office:value="80">
                <text:p>80</text:p>
                <draw:g>
                  <svg:desc>Unif_rare.AD2:Unif_rare.AD11</svg:desc>
                </draw:g>
              </table:table-cell>
              <table:table-cell office:value-type="float" office:value="68">
                <text:p>68</text:p>
                <draw:g>
                  <svg:desc>Unif_rare.AF2:Unif_rare.AF11</svg:desc>
                </draw:g>
              </table:table-cell>
              <table:table-cell office:value-type="float" office:value="9">
                <text:p>9</text:p>
                <draw:g>
                  <svg:desc>Unif_rare.AH2:Unif_rare.AH11</svg:desc>
                </draw:g>
              </table:table-cell>
              <table:table-cell office:value-type="float" office:value="12">
                <text:p>12</text:p>
                <draw:g>
                  <svg:desc>Unif_rare.AJ2:Unif_rare.AJ11</svg:desc>
                </draw:g>
              </table:table-cell>
              <table:table-cell office:value-type="float" office:value="7">
                <text:p>7</text:p>
                <draw:g>
                  <svg:desc>Unif_rare.AL2:Unif_rare.AL11</svg:desc>
                </draw:g>
              </table:table-cell>
              <table:table-cell office:value-type="float" office:value="45">
                <text:p>45</text:p>
                <draw:g>
                  <svg:desc>Unif_rare.AN2:Unif_rare.AN11</svg:desc>
                </draw:g>
              </table:table-cell>
              <table:table-cell office:value-type="float" office:value="53">
                <text:p>53</text:p>
                <draw:g>
                  <svg:desc>Unif_rare.AP2:Unif_rare.AP11</svg:desc>
                </draw:g>
              </table:table-cell>
              <table:table-cell office:value-type="float" office:value="50">
                <text:p>50</text:p>
                <draw:g>
                  <svg:desc>Unif_rare.AR2:Unif_rare.AR11</svg:desc>
                </draw:g>
              </table:table-cell>
              <table:table-cell office:value-type="float" office:value="58">
                <text:p>58</text:p>
                <draw:g>
                  <svg:desc>Unif_rare.AT2:Unif_rare.AT11</svg:desc>
                </draw:g>
              </table:table-cell>
              <table:table-cell office:value-type="float" office:value="42">
                <text:p>42</text:p>
                <draw:g>
                  <svg:desc>Unif_rare.AV2:Unif_rare.AV11</svg:desc>
                </draw:g>
              </table:table-cell>
              <table:table-cell office:value-type="float" office:value="35">
                <text:p>35</text:p>
                <draw:g>
                  <svg:desc>Unif_rare.AX2:Unif_rare.AX11</svg:desc>
                </draw:g>
              </table:table-cell>
              <table:table-cell office:value-type="float" office:value="16">
                <text:p>16</text:p>
                <draw:g>
                  <svg:desc>Unif_rare.AZ2:Unif_rare.AZ11</svg:desc>
                </draw:g>
              </table:table-cell>
              <table:table-cell office:value-type="float" office:value="14">
                <text:p>14</text:p>
                <draw:g>
                  <svg:desc>Unif_rare.BB2:Unif_rare.BB11</svg:desc>
                </draw:g>
              </table:table-cell>
              <table:table-cell office:value-type="float" office:value="6">
                <text:p>6</text:p>
                <draw:g>
                  <svg:desc>Unif_rare.BD2:Unif_rare.BD11</svg:desc>
                </draw:g>
              </table:table-cell>
              <table:table-cell office:value-type="float" office:value="57">
                <text:p>57</text:p>
                <draw:g>
                  <svg:desc>Unif_rare.BF2:Unif_rare.BF11</svg:desc>
                </draw:g>
              </table:table-cell>
              <table:table-cell office:value-type="float" office:value="59">
                <text:p>59</text:p>
                <draw:g>
                  <svg:desc>Unif_rare.BH2:Unif_rare.BH11</svg:desc>
                </draw:g>
              </table:table-cell>
              <table:table-cell office:value-type="float" office:value="58">
                <text:p>58</text:p>
                <draw:g>
                  <svg:desc>Unif_rare.BJ2:Unif_rare.BJ11</svg:desc>
                </draw:g>
              </table:table-cell>
              <table:table-cell office:value-type="float" office:value="60">
                <text:p>60</text:p>
                <draw:g>
                  <svg:desc>Unif_rare.BL2:Unif_rare.BL11</svg:desc>
                </draw:g>
              </table:table-cell>
              <table:table-cell office:value-type="float" office:value="51">
                <text:p>51</text:p>
                <draw:g>
                  <svg:desc>Unif_rare.BN2:Unif_rare.BN11</svg:desc>
                </draw:g>
              </table:table-cell>
              <table:table-cell office:value-type="float" office:value="48">
                <text:p>48</text:p>
                <draw:g>
                  <svg:desc>Unif_rare.BP2:Unif_rare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2">
                <text:p>22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">
                <text:p>1</text:p>
              </table:table-cell>
              <table:table-cell office:value-type="float" office:value="12.4444444444444">
                <text:p>12.4444444444444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33.2222222222222">
                <text:p>33.2222222222222</text:p>
              </table:table-cell>
              <table:table-cell office:value-type="float" office:value="32.5555555555556">
                <text:p>32.5555555555556</text:p>
              </table:table-cell>
              <table:table-cell office:value-type="float" office:value="29.8888888888889">
                <text:p>29.8888888888889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10.4444444444444">
                <text:p>10.4444444444444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6.77777777777778">
                <text:p>6.7777777777777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2">
                <text:p>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3">
                <text:p>1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20.4444444444444">
                <text:p>20.444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6.44cm" svg:height="13.482cm" xlink:href=".." xlink:type="simple" chart:class="chart:bar" chart:style-name="ch1">
        <chart:legend chart:legend-position="end" svg:x="40.087cm" svg:y="2.707cm" style:legend-expansion="high" chart:style-name="ch2"/>
        <chart:plot-area chart:style-name="ch3" table:cell-range-address="Unif_rare.A1:Unif_rare.A11 Unif_rare.G1:Unif_rare.G11 Unif_rare.I1:Unif_rare.I11 Unif_rare.K1:Unif_rare.K11 Unif_rare.M1:Unif_rare.M11 Unif_rare.O1:Unif_rare.O11 Unif_rare.Q1:Unif_rare.Q11 Unif_rare.S1:Unif_rare.S11 Unif_rare.U1:Unif_rare.U11 Unif_rare.W1:Unif_rare.W11 Unif_rare.Y1:Unif_rare.Y11 Unif_rare.AA1:Unif_rare.AA11 Unif_rare.AC1:Unif_rare.AC11 Unif_rare.AE1:Unif_rare.AE11 Unif_rare.AG1:Unif_rare.AG11 Unif_rare.AI1:Unif_rare.AI11 Unif_rare.AK1:Unif_rare.AK11 Unif_rare.AM1:Unif_rare.AM11 Unif_rare.AO1:Unif_rare.AO11 Unif_rare.AQ1:Unif_rare.AQ11 Unif_rare.AS1:Unif_rare.AS11 Unif_rare.AU1:Unif_rare.AU11 Unif_rare.AW1:Unif_rare.AW11 Unif_rare.AY1:Unif_rare.AY11 Unif_rare.BA1:Unif_rare.BA11 Unif_rare.BC1:Unif_rare.BC11 Unif_rare.BE1:Unif_rare.BE11 Unif_rare.BG1:Unif_rare.BG11 Unif_rare.BI1:Unif_rare.BI11 Unif_rare.BK1:Unif_rare.BK11 Unif_rare.BM1:Unif_rare.BM11 Unif_rare.BO1:Unif_rare.BO11" chart:data-source-has-labels="both" svg:x="1.378cm" svg:y="1.211cm" svg:width="36.853cm" svg:height="11.582cm">
          <chartooo:coordinate-region svg:x="2.105cm" svg:y="1.411cm" svg:width="36.126cm" svg:height="10.735cm"/>
          <chart:axis chart:dimension="x" chart:name="primary-x" chart:style-name="ch4" chartooo:axis-type="auto">
            <chartooo:date-scale/>
            <chart:categories table:cell-range-address="Unif_rare.A2:Unif_rar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_rare.G2:Unif_rare.G11" chart:label-cell-address="Unif_rare.G1:Unif_rare.G1" chart:class="chart:bar">
            <chart:data-point chart:repeated="10"/>
          </chart:series>
          <chart:series chart:style-name="ch8" chart:values-cell-range-address="Unif_rare.I2:Unif_rare.I11" chart:label-cell-address="Unif_rare.I1:Unif_rare.I1" chart:class="chart:bar">
            <chart:data-point chart:repeated="10"/>
          </chart:series>
          <chart:series chart:style-name="ch9" chart:values-cell-range-address="Unif_rare.K2:Unif_rare.K11" chart:label-cell-address="Unif_rare.K1:Unif_rare.K1" chart:class="chart:bar">
            <chart:data-point chart:repeated="10"/>
          </chart:series>
          <chart:series chart:style-name="ch10" chart:values-cell-range-address="Unif_rare.M2:Unif_rare.M11" chart:label-cell-address="Unif_rare.M1:Unif_rare.M1" chart:class="chart:bar">
            <chart:data-point chart:repeated="10"/>
          </chart:series>
          <chart:series chart:style-name="ch11" chart:values-cell-range-address="Unif_rare.O2:Unif_rare.O11" chart:label-cell-address="Unif_rare.O1:Unif_rare.O1" chart:class="chart:bar">
            <chart:data-point chart:repeated="10"/>
          </chart:series>
          <chart:series chart:style-name="ch12" chart:values-cell-range-address="Unif_rare.Q2:Unif_rare.Q11" chart:label-cell-address="Unif_rare.Q1:Unif_rare.Q1" chart:class="chart:bar">
            <chart:data-point chart:repeated="10"/>
          </chart:series>
          <chart:series chart:style-name="ch13" chart:values-cell-range-address="Unif_rare.S2:Unif_rare.S11" chart:label-cell-address="Unif_rare.S1:Unif_rare.S1" chart:class="chart:bar">
            <chart:data-point chart:repeated="10"/>
          </chart:series>
          <chart:series chart:style-name="ch14" chart:values-cell-range-address="Unif_rare.U2:Unif_rare.U11" chart:label-cell-address="Unif_rare.U1:Unif_rare.U1" chart:class="chart:bar">
            <chart:data-point chart:repeated="10"/>
          </chart:series>
          <chart:series chart:style-name="ch15" chart:values-cell-range-address="Unif_rare.W2:Unif_rare.W11" chart:label-cell-address="Unif_rare.W1:Unif_rare.W1" chart:class="chart:bar">
            <chart:data-point chart:repeated="10"/>
          </chart:series>
          <chart:series chart:style-name="ch16" chart:values-cell-range-address="Unif_rare.Y2:Unif_rare.Y11" chart:label-cell-address="Unif_rare.Y1:Unif_rare.Y1" chart:class="chart:bar">
            <chart:data-point chart:repeated="10"/>
          </chart:series>
          <chart:series chart:style-name="ch17" chart:values-cell-range-address="Unif_rare.AA2:Unif_rare.AA11" chart:label-cell-address="Unif_rare.AA1:Unif_rare.AA1" chart:class="chart:bar">
            <chart:data-point chart:repeated="10"/>
          </chart:series>
          <chart:series chart:style-name="ch18" chart:values-cell-range-address="Unif_rare.AC2:Unif_rare.AC11" chart:label-cell-address="Unif_rare.AC1:Unif_rare.AC1" chart:class="chart:bar">
            <chart:data-point chart:repeated="10"/>
          </chart:series>
          <chart:series chart:style-name="ch7" chart:values-cell-range-address="Unif_rare.AE2:Unif_rare.AE11" chart:label-cell-address="Unif_rare.AE1:Unif_rare.AE1" chart:class="chart:bar">
            <chart:data-point chart:repeated="10"/>
          </chart:series>
          <chart:series chart:style-name="ch8" chart:values-cell-range-address="Unif_rare.AG2:Unif_rare.AG11" chart:label-cell-address="Unif_rare.AG1:Unif_rare.AG1" chart:class="chart:bar">
            <chart:data-point chart:repeated="10"/>
          </chart:series>
          <chart:series chart:style-name="ch9" chart:values-cell-range-address="Unif_rare.AI2:Unif_rare.AI11" chart:label-cell-address="Unif_rare.AI1:Unif_rare.AI1" chart:class="chart:bar">
            <chart:data-point chart:repeated="10"/>
          </chart:series>
          <chart:series chart:style-name="ch10" chart:values-cell-range-address="Unif_rare.AK2:Unif_rare.AK11" chart:label-cell-address="Unif_rare.AK1:Unif_rare.AK1" chart:class="chart:bar">
            <chart:data-point chart:repeated="10"/>
          </chart:series>
          <chart:series chart:style-name="ch11" chart:values-cell-range-address="Unif_rare.AM2:Unif_rare.AM11" chart:label-cell-address="Unif_rare.AM1:Unif_rare.AM1" chart:class="chart:bar">
            <chart:data-point chart:repeated="10"/>
          </chart:series>
          <chart:series chart:style-name="ch12" chart:values-cell-range-address="Unif_rare.AO2:Unif_rare.AO11" chart:label-cell-address="Unif_rare.AO1:Unif_rare.AO1" chart:class="chart:bar">
            <chart:data-point chart:repeated="10"/>
          </chart:series>
          <chart:series chart:style-name="ch13" chart:values-cell-range-address="Unif_rare.AQ2:Unif_rare.AQ11" chart:label-cell-address="Unif_rare.AQ1:Unif_rare.AQ1" chart:class="chart:bar">
            <chart:data-point chart:repeated="10"/>
          </chart:series>
          <chart:series chart:style-name="ch14" chart:values-cell-range-address="Unif_rare.AS2:Unif_rare.AS11" chart:label-cell-address="Unif_rare.AS1:Unif_rare.AS1" chart:class="chart:bar">
            <chart:data-point chart:repeated="10"/>
          </chart:series>
          <chart:series chart:style-name="ch15" chart:values-cell-range-address="Unif_rare.AU2:Unif_rare.AU11" chart:label-cell-address="Unif_rare.AU1:Unif_rare.AU1" chart:class="chart:bar">
            <chart:data-point chart:repeated="10"/>
          </chart:series>
          <chart:series chart:style-name="ch16" chart:values-cell-range-address="Unif_rare.AW2:Unif_rare.AW11" chart:label-cell-address="Unif_rare.AW1:Unif_rare.AW1" chart:class="chart:bar">
            <chart:data-point chart:repeated="10"/>
          </chart:series>
          <chart:series chart:style-name="ch17" chart:values-cell-range-address="Unif_rare.AY2:Unif_rare.AY11" chart:label-cell-address="Unif_rare.AY1:Unif_rare.AY1" chart:class="chart:bar">
            <chart:data-point chart:repeated="10"/>
          </chart:series>
          <chart:series chart:style-name="ch18" chart:values-cell-range-address="Unif_rare.BA2:Unif_rare.BA11" chart:label-cell-address="Unif_rare.BA1:Unif_rare.BA1" chart:class="chart:bar">
            <chart:data-point chart:repeated="10"/>
          </chart:series>
          <chart:series chart:style-name="ch7" chart:values-cell-range-address="Unif_rare.BC2:Unif_rare.BC11" chart:label-cell-address="Unif_rare.BC1:Unif_rare.BC1" chart:class="chart:bar">
            <chart:data-point chart:repeated="10"/>
          </chart:series>
          <chart:series chart:style-name="ch8" chart:values-cell-range-address="Unif_rare.BE2:Unif_rare.BE11" chart:label-cell-address="Unif_rare.BE1:Unif_rare.BE1" chart:class="chart:bar">
            <chart:data-point chart:repeated="10"/>
          </chart:series>
          <chart:series chart:style-name="ch9" chart:values-cell-range-address="Unif_rare.BG2:Unif_rare.BG11" chart:label-cell-address="Unif_rare.BG1:Unif_rare.BG1" chart:class="chart:bar">
            <chart:data-point chart:repeated="10"/>
          </chart:series>
          <chart:series chart:style-name="ch10" chart:values-cell-range-address="Unif_rare.BI2:Unif_rare.BI11" chart:label-cell-address="Unif_rare.BI1:Unif_rare.BI1" chart:class="chart:bar">
            <chart:data-point chart:repeated="10"/>
          </chart:series>
          <chart:series chart:style-name="ch11" chart:values-cell-range-address="Unif_rare.BK2:Unif_rare.BK11" chart:label-cell-address="Unif_rare.BK1:Unif_rare.BK1" chart:class="chart:bar">
            <chart:data-point chart:repeated="10"/>
          </chart:series>
          <chart:series chart:style-name="ch12" chart:values-cell-range-address="Unif_rare.BM2:Unif_rare.BM11" chart:label-cell-address="Unif_rare.BM1:Unif_rare.BM1" chart:class="chart:bar">
            <chart:data-point chart:repeated="10"/>
          </chart:series>
          <chart:series chart:style-name="ch13" chart:values-cell-range-address="Unif_rare.BO2:Unif_rare.BO11" chart:label-cell-address="Unif_rare.BO1:Unif_rare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Unif_rare.G1:Unif_rare.G1</svg:desc>
                </draw:g>
              </table:table-cell>
              <table:table-cell office:value-type="string">
                <text:p>shuff1_pn</text:p>
                <draw:g>
                  <svg:desc>Unif_rare.I1:Unif_rare.I1</svg:desc>
                </draw:g>
              </table:table-cell>
              <table:table-cell office:value-type="string">
                <text:p>1/C_pn</text:p>
                <draw:g>
                  <svg:desc>Unif_rare.K1:Unif_rare.K1</svg:desc>
                </draw:g>
              </table:table-cell>
              <table:table-cell office:value-type="string">
                <text:p>1/R_pn</text:p>
                <draw:g>
                  <svg:desc>Unif_rare.M1:Unif_rare.M1</svg:desc>
                </draw:g>
              </table:table-cell>
              <table:table-cell office:value-type="string">
                <text:p>R/C_pn</text:p>
                <draw:g>
                  <svg:desc>Unif_rare.O1:Unif_rare.O1</svg:desc>
                </draw:g>
              </table:table-cell>
              <table:table-cell office:value-type="string">
                <text:p>ic_shuff_pn</text:p>
                <draw:g>
                  <svg:desc>Unif_rare.Q1:Unif_rare.Q1</svg:desc>
                </draw:g>
              </table:table-cell>
              <table:table-cell office:value-type="string">
                <text:p>ic_dyn_1/C_pn</text:p>
                <draw:g>
                  <svg:desc>Unif_rare.S1:Unif_rare.S1</svg:desc>
                </draw:g>
              </table:table-cell>
              <table:table-cell office:value-type="string">
                <text:p>ic_dyn_1/R_pn</text:p>
                <draw:g>
                  <svg:desc>Unif_rare.U1:Unif_rare.U1</svg:desc>
                </draw:g>
              </table:table-cell>
              <table:table-cell office:value-type="string">
                <text:p>ic_dyn_R/C_pn</text:p>
                <draw:g>
                  <svg:desc>Unif_rare.W1:Unif_rare.W1</svg:desc>
                </draw:g>
              </table:table-cell>
              <table:table-cell office:value-type="string">
                <text:p>bc_shuff_pn</text:p>
                <draw:g>
                  <svg:desc>Unif_rare.Y1:Unif_rare.Y1</svg:desc>
                </draw:g>
              </table:table-cell>
              <table:table-cell office:value-type="string">
                <text:p>bc_dyn_1/C_pn</text:p>
                <draw:g>
                  <svg:desc>Unif_rare.AA1:Unif_rare.AA1</svg:desc>
                </draw:g>
              </table:table-cell>
              <table:table-cell office:value-type="string">
                <text:p>bc_dyn_1/R_pn</text:p>
                <draw:g>
                  <svg:desc>Unif_rare.AC1:Unif_rare.AC1</svg:desc>
                </draw:g>
              </table:table-cell>
              <table:table-cell office:value-type="string">
                <text:p>bc_dyn_R/C_pn</text:p>
                <draw:g>
                  <svg:desc>Unif_rare.AE1:Unif_rare.AE1</svg:desc>
                </draw:g>
              </table:table-cell>
              <table:table-cell office:value-type="string">
                <text:p>bb_nothing_pn</text:p>
                <draw:g>
                  <svg:desc>Unif_rare.AG1:Unif_rare.AG1</svg:desc>
                </draw:g>
              </table:table-cell>
              <table:table-cell office:value-type="string">
                <text:p>bb_shuff1_pn</text:p>
                <draw:g>
                  <svg:desc>Unif_rare.AI1:Unif_rare.AI1</svg:desc>
                </draw:g>
              </table:table-cell>
              <table:table-cell office:value-type="string">
                <text:p>bb_shuff_pn</text:p>
                <draw:g>
                  <svg:desc>Unif_rare.AK1:Unif_rare.AK1</svg:desc>
                </draw:g>
              </table:table-cell>
              <table:table-cell office:value-type="string">
                <text:p>bb_st_1/C_pn</text:p>
                <draw:g>
                  <svg:desc>Unif_rare.AM1:Unif_rare.AM1</svg:desc>
                </draw:g>
              </table:table-cell>
              <table:table-cell office:value-type="string">
                <text:p>bb_dyn_1/C_pn</text:p>
                <draw:g>
                  <svg:desc>Unif_rare.AO1:Unif_rare.AO1</svg:desc>
                </draw:g>
              </table:table-cell>
              <table:table-cell office:value-type="string">
                <text:p>bb_st_1/R_pn</text:p>
                <draw:g>
                  <svg:desc>Unif_rare.AQ1:Unif_rare.AQ1</svg:desc>
                </draw:g>
              </table:table-cell>
              <table:table-cell office:value-type="string">
                <text:p>bb_dyn_1/R_pn</text:p>
                <draw:g>
                  <svg:desc>Unif_rare.AS1:Unif_rare.AS1</svg:desc>
                </draw:g>
              </table:table-cell>
              <table:table-cell office:value-type="string">
                <text:p>bb_st_R/C_pn</text:p>
                <draw:g>
                  <svg:desc>Unif_rare.AU1:Unif_rare.AU1</svg:desc>
                </draw:g>
              </table:table-cell>
              <table:table-cell office:value-type="string">
                <text:p>bb_dyn_R/C_pn</text:p>
                <draw:g>
                  <svg:desc>Unif_rare.AW1:Unif_rare.AW1</svg:desc>
                </draw:g>
              </table:table-cell>
              <table:table-cell office:value-type="string">
                <text:p>sbb_nothing_pn</text:p>
                <draw:g>
                  <svg:desc>Unif_rare.AY1:Unif_rare.AY1</svg:desc>
                </draw:g>
              </table:table-cell>
              <table:table-cell office:value-type="string">
                <text:p>sbb_shuff1_pn</text:p>
                <draw:g>
                  <svg:desc>Unif_rare.BA1:Unif_rare.BA1</svg:desc>
                </draw:g>
              </table:table-cell>
              <table:table-cell office:value-type="string">
                <text:p>sbb_shuff_pn</text:p>
                <draw:g>
                  <svg:desc>Unif_rare.BC1:Unif_rare.BC1</svg:desc>
                </draw:g>
              </table:table-cell>
              <table:table-cell office:value-type="string">
                <text:p>sbb_st_1/C_pn</text:p>
                <draw:g>
                  <svg:desc>Unif_rare.BE1:Unif_rare.BE1</svg:desc>
                </draw:g>
              </table:table-cell>
              <table:table-cell office:value-type="string">
                <text:p>sbb_dyn_1/C_pn</text:p>
                <draw:g>
                  <svg:desc>Unif_rare.BG1:Unif_rare.BG1</svg:desc>
                </draw:g>
              </table:table-cell>
              <table:table-cell office:value-type="string">
                <text:p>sbb_st_1/R_pn</text:p>
                <draw:g>
                  <svg:desc>Unif_rare.BI1:Unif_rare.BI1</svg:desc>
                </draw:g>
              </table:table-cell>
              <table:table-cell office:value-type="string">
                <text:p>sbb_dyn_1/R_pn</text:p>
                <draw:g>
                  <svg:desc>Unif_rare.BK1:Unif_rare.BK1</svg:desc>
                </draw:g>
              </table:table-cell>
              <table:table-cell office:value-type="string">
                <text:p>sbb_st_R/C_pn</text:p>
                <draw:g>
                  <svg:desc>Unif_rare.BM1:Unif_rare.BM1</svg:desc>
                </draw:g>
              </table:table-cell>
              <table:table-cell office:value-type="string">
                <text:p>sbb_dyn_R/C_pn</text:p>
                <draw:g>
                  <svg:desc>Unif_rare.BO1:Unif_rare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1</svg:desc>
                </draw:g>
              </table:table-cell>
              <table:table-cell office:value-type="float" office:value="0.949413507193">
                <text:p>0.949413507193</text:p>
                <draw:g>
                  <svg:desc>Unif_rare.G2:Unif_rare.G11</svg:desc>
                </draw:g>
              </table:table-cell>
              <table:table-cell office:value-type="float" office:value="0.948453281159">
                <text:p>0.948453281159</text:p>
                <draw:g>
                  <svg:desc>Unif_rare.I2:Unif_rare.I11</svg:desc>
                </draw:g>
              </table:table-cell>
              <table:table-cell office:value-type="float" office:value="0.980755764533">
                <text:p>0.980755764533</text:p>
                <draw:g>
                  <svg:desc>Unif_rare.K2:Unif_rare.K11</svg:desc>
                </draw:g>
              </table:table-cell>
              <table:table-cell office:value-type="float" office:value="0.981498224538">
                <text:p>0.981498224538</text:p>
                <draw:g>
                  <svg:desc>Unif_rare.M2:Unif_rare.M11</svg:desc>
                </draw:g>
              </table:table-cell>
              <table:table-cell office:value-type="float" office:value="0.978548469727">
                <text:p>0.978548469727</text:p>
                <draw:g>
                  <svg:desc>Unif_rare.O2:Unif_rare.O11</svg:desc>
                </draw:g>
              </table:table-cell>
              <table:table-cell office:value-type="float" office:value="0.937420848136">
                <text:p>0.937420848136</text:p>
                <draw:g>
                  <svg:desc>Unif_rare.Q2:Unif_rare.Q11</svg:desc>
                </draw:g>
              </table:table-cell>
              <table:table-cell office:value-type="float" office:value="0.974225982785">
                <text:p>0.974225982785</text:p>
                <draw:g>
                  <svg:desc>Unif_rare.S2:Unif_rare.S11</svg:desc>
                </draw:g>
              </table:table-cell>
              <table:table-cell office:value-type="float" office:value="0.975840843486">
                <text:p>0.975840843486</text:p>
                <draw:g>
                  <svg:desc>Unif_rare.U2:Unif_rare.U11</svg:desc>
                </draw:g>
              </table:table-cell>
              <table:table-cell office:value-type="float" office:value="0.950284338994">
                <text:p>0.950284338994</text:p>
                <draw:g>
                  <svg:desc>Unif_rare.W2:Unif_rare.W11</svg:desc>
                </draw:g>
              </table:table-cell>
              <table:table-cell office:value-type="float" office:value="0.931709883289">
                <text:p>0.931709883289</text:p>
                <draw:g>
                  <svg:desc>Unif_rare.Y2:Unif_rare.Y11</svg:desc>
                </draw:g>
              </table:table-cell>
              <table:table-cell office:value-type="float" office:value="0.987972593684">
                <text:p>0.987972593684</text:p>
                <draw:g>
                  <svg:desc>Unif_rare.AA2:Unif_rare.AA11</svg:desc>
                </draw:g>
              </table:table-cell>
              <table:table-cell office:value-type="float" office:value="0.990264776467">
                <text:p>0.990264776467</text:p>
                <draw:g>
                  <svg:desc>Unif_rare.AC2:Unif_rare.AC11</svg:desc>
                </draw:g>
              </table:table-cell>
              <table:table-cell office:value-type="float" office:value="0.978673629737">
                <text:p>0.978673629737</text:p>
                <draw:g>
                  <svg:desc>Unif_rare.AE2:Unif_rare.AE11</svg:desc>
                </draw:g>
              </table:table-cell>
              <table:table-cell office:value-type="float" office:value="0.94504954912">
                <text:p>0.94504954912</text:p>
                <draw:g>
                  <svg:desc>Unif_rare.AG2:Unif_rare.AG11</svg:desc>
                </draw:g>
              </table:table-cell>
              <table:table-cell office:value-type="float" office:value="0.947314212083">
                <text:p>0.947314212083</text:p>
                <draw:g>
                  <svg:desc>Unif_rare.AI2:Unif_rare.AI11</svg:desc>
                </draw:g>
              </table:table-cell>
              <table:table-cell office:value-type="float" office:value="0.941291635848">
                <text:p>0.941291635848</text:p>
                <draw:g>
                  <svg:desc>Unif_rare.AK2:Unif_rare.AK11</svg:desc>
                </draw:g>
              </table:table-cell>
              <table:table-cell office:value-type="float" office:value="0.972403488361">
                <text:p>0.972403488361</text:p>
                <draw:g>
                  <svg:desc>Unif_rare.AM2:Unif_rare.AM11</svg:desc>
                </draw:g>
              </table:table-cell>
              <table:table-cell office:value-type="float" office:value="0.978426637665">
                <text:p>0.978426637665</text:p>
                <draw:g>
                  <svg:desc>Unif_rare.AO2:Unif_rare.AO11</svg:desc>
                </draw:g>
              </table:table-cell>
              <table:table-cell office:value-type="float" office:value="0.976116214238">
                <text:p>0.976116214238</text:p>
                <draw:g>
                  <svg:desc>Unif_rare.AQ2:Unif_rare.AQ11</svg:desc>
                </draw:g>
              </table:table-cell>
              <table:table-cell office:value-type="float" office:value="0.979919157264">
                <text:p>0.979919157264</text:p>
                <draw:g>
                  <svg:desc>Unif_rare.AS2:Unif_rare.AS11</svg:desc>
                </draw:g>
              </table:table-cell>
              <table:table-cell office:value-type="float" office:value="0.960230035875">
                <text:p>0.960230035875</text:p>
                <draw:g>
                  <svg:desc>Unif_rare.AU2:Unif_rare.AU11</svg:desc>
                </draw:g>
              </table:table-cell>
              <table:table-cell office:value-type="float" office:value="0.957107993149">
                <text:p>0.957107993149</text:p>
                <draw:g>
                  <svg:desc>Unif_rare.AW2:Unif_rare.AW11</svg:desc>
                </draw:g>
              </table:table-cell>
              <table:table-cell office:value-type="float" office:value="0.954966584205">
                <text:p>0.954966584205</text:p>
                <draw:g>
                  <svg:desc>Unif_rare.AY2:Unif_rare.AY11</svg:desc>
                </draw:g>
              </table:table-cell>
              <table:table-cell office:value-type="float" office:value="0.955986692362">
                <text:p>0.955986692362</text:p>
                <draw:g>
                  <svg:desc>Unif_rare.BA2:Unif_rare.BA11</svg:desc>
                </draw:g>
              </table:table-cell>
              <table:table-cell office:value-type="float" office:value="0.949818286372">
                <text:p>0.949818286372</text:p>
                <draw:g>
                  <svg:desc>Unif_rare.BC2:Unif_rare.BC11</svg:desc>
                </draw:g>
              </table:table-cell>
              <table:table-cell office:value-type="float" office:value="0.980870503303">
                <text:p>0.980870503303</text:p>
                <draw:g>
                  <svg:desc>Unif_rare.BE2:Unif_rare.BE11</svg:desc>
                </draw:g>
              </table:table-cell>
              <table:table-cell office:value-type="float" office:value="0.981315422972">
                <text:p>0.981315422972</text:p>
                <draw:g>
                  <svg:desc>Unif_rare.BG2:Unif_rare.BG11</svg:desc>
                </draw:g>
              </table:table-cell>
              <table:table-cell office:value-type="float" office:value="0.981064437368">
                <text:p>0.981064437368</text:p>
                <draw:g>
                  <svg:desc>Unif_rare.BI2:Unif_rare.BI11</svg:desc>
                </draw:g>
              </table:table-cell>
              <table:table-cell office:value-type="float" office:value="0.980926307966">
                <text:p>0.980926307966</text:p>
                <draw:g>
                  <svg:desc>Unif_rare.BK2:Unif_rare.BK11</svg:desc>
                </draw:g>
              </table:table-cell>
              <table:table-cell office:value-type="float" office:value="0.970747909087">
                <text:p>0.970747909087</text:p>
                <draw:g>
                  <svg:desc>Unif_rare.BM2:Unif_rare.BM11</svg:desc>
                </draw:g>
              </table:table-cell>
              <table:table-cell office:value-type="float" office:value="0.968992481916">
                <text:p>0.968992481916</text:p>
                <draw:g>
                  <svg:desc>Unif_rare.BO2:Unif_rare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36698699505">
                <text:p>0.836698699505</text:p>
              </table:table-cell>
              <table:table-cell office:value-type="float" office:value="0.830303923975">
                <text:p>0.830303923975</text:p>
              </table:table-cell>
              <table:table-cell office:value-type="float" office:value="0.897031521649">
                <text:p>0.897031521649</text:p>
              </table:table-cell>
              <table:table-cell office:value-type="float" office:value="0.895652155255">
                <text:p>0.895652155255</text:p>
              </table:table-cell>
              <table:table-cell office:value-type="float" office:value="0.881800757781">
                <text:p>0.881800757781</text:p>
              </table:table-cell>
              <table:table-cell office:value-type="float" office:value="0.812191083261">
                <text:p>0.812191083261</text:p>
              </table:table-cell>
              <table:table-cell office:value-type="float" office:value="0.890269092953">
                <text:p>0.890269092953</text:p>
              </table:table-cell>
              <table:table-cell office:value-type="float" office:value="0.891513078515">
                <text:p>0.891513078515</text:p>
              </table:table-cell>
              <table:table-cell office:value-type="float" office:value="0.866023979999">
                <text:p>0.866023979999</text:p>
              </table:table-cell>
              <table:table-cell office:value-type="float" office:value="0.826743015202">
                <text:p>0.826743015202</text:p>
              </table:table-cell>
              <table:table-cell office:value-type="float" office:value="0.894853193983">
                <text:p>0.894853193983</text:p>
              </table:table-cell>
              <table:table-cell office:value-type="float" office:value="0.899135256711">
                <text:p>0.899135256711</text:p>
              </table:table-cell>
              <table:table-cell office:value-type="float" office:value="0.874615721375">
                <text:p>0.874615721375</text:p>
              </table:table-cell>
              <table:table-cell office:value-type="float" office:value="0.816881244114">
                <text:p>0.816881244114</text:p>
              </table:table-cell>
              <table:table-cell office:value-type="float" office:value="0.819528529725">
                <text:p>0.819528529725</text:p>
              </table:table-cell>
              <table:table-cell office:value-type="float" office:value="0.806976912967">
                <text:p>0.806976912967</text:p>
              </table:table-cell>
              <table:table-cell office:value-type="float" office:value="0.868962883134">
                <text:p>0.868962883134</text:p>
              </table:table-cell>
              <table:table-cell office:value-type="float" office:value="0.870726221976">
                <text:p>0.870726221976</text:p>
              </table:table-cell>
              <table:table-cell office:value-type="float" office:value="0.868868766589">
                <text:p>0.868868766589</text:p>
              </table:table-cell>
              <table:table-cell office:value-type="float" office:value="0.867557659862">
                <text:p>0.867557659862</text:p>
              </table:table-cell>
              <table:table-cell office:value-type="float" office:value="0.848155634722">
                <text:p>0.848155634722</text:p>
              </table:table-cell>
              <table:table-cell office:value-type="float" office:value="0.845822143227">
                <text:p>0.845822143227</text:p>
              </table:table-cell>
              <table:table-cell office:value-type="float" office:value="0.82135911332">
                <text:p>0.82135911332</text:p>
              </table:table-cell>
              <table:table-cell office:value-type="float" office:value="0.818196680256">
                <text:p>0.818196680256</text:p>
              </table:table-cell>
              <table:table-cell office:value-type="float" office:value="0.819778048707">
                <text:p>0.819778048707</text:p>
              </table:table-cell>
              <table:table-cell office:value-type="float" office:value="0.882131992779">
                <text:p>0.882131992779</text:p>
              </table:table-cell>
              <table:table-cell office:value-type="float" office:value="0.887012140796">
                <text:p>0.887012140796</text:p>
              </table:table-cell>
              <table:table-cell office:value-type="float" office:value="0.882163440548">
                <text:p>0.882163440548</text:p>
              </table:table-cell>
              <table:table-cell office:value-type="float" office:value="0.883612839177">
                <text:p>0.883612839177</text:p>
              </table:table-cell>
              <table:table-cell office:value-type="float" office:value="0.864433400039">
                <text:p>0.864433400039</text:p>
              </table:table-cell>
              <table:table-cell office:value-type="float" office:value="0.867681458982">
                <text:p>0.86768145898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76983201641">
                <text:p>0.76983201641</text:p>
              </table:table-cell>
              <table:table-cell office:value-type="float" office:value="0.763164094424">
                <text:p>0.763164094424</text:p>
              </table:table-cell>
              <table:table-cell office:value-type="float" office:value="0.940856638202">
                <text:p>0.940856638202</text:p>
              </table:table-cell>
              <table:table-cell office:value-type="float" office:value="0.937254009836">
                <text:p>0.937254009836</text:p>
              </table:table-cell>
              <table:table-cell office:value-type="float" office:value="0.933417956944">
                <text:p>0.933417956944</text:p>
              </table:table-cell>
              <table:table-cell office:value-type="float" office:value="0.749977441546">
                <text:p>0.749977441546</text:p>
              </table:table-cell>
              <table:table-cell office:value-type="float" office:value="0.944068401002">
                <text:p>0.944068401002</text:p>
              </table:table-cell>
              <table:table-cell office:value-type="float" office:value="0.942251010927">
                <text:p>0.942251010927</text:p>
              </table:table-cell>
              <table:table-cell office:value-type="float" office:value="0.929436188913">
                <text:p>0.929436188913</text:p>
              </table:table-cell>
              <table:table-cell office:value-type="float" office:value="0.745368353353">
                <text:p>0.745368353353</text:p>
              </table:table-cell>
              <table:table-cell office:value-type="float" office:value="0.945932215309">
                <text:p>0.945932215309</text:p>
              </table:table-cell>
              <table:table-cell office:value-type="float" office:value="0.936468508627">
                <text:p>0.936468508627</text:p>
              </table:table-cell>
              <table:table-cell office:value-type="float" office:value="0.932746500152">
                <text:p>0.932746500152</text:p>
              </table:table-cell>
              <table:table-cell office:value-type="float" office:value="0.743929317345">
                <text:p>0.743929317345</text:p>
              </table:table-cell>
              <table:table-cell office:value-type="float" office:value="0.738326085708">
                <text:p>0.738326085708</text:p>
              </table:table-cell>
              <table:table-cell office:value-type="float" office:value="0.740362619507">
                <text:p>0.740362619507</text:p>
              </table:table-cell>
              <table:table-cell office:value-type="float" office:value="0.914397011139">
                <text:p>0.914397011139</text:p>
              </table:table-cell>
              <table:table-cell office:value-type="float" office:value="0.920207352739">
                <text:p>0.920207352739</text:p>
              </table:table-cell>
              <table:table-cell office:value-type="float" office:value="0.904694328442">
                <text:p>0.904694328442</text:p>
              </table:table-cell>
              <table:table-cell office:value-type="float" office:value="0.91100037908">
                <text:p>0.91100037908</text:p>
              </table:table-cell>
              <table:table-cell office:value-type="float" office:value="0.898697230464">
                <text:p>0.898697230464</text:p>
              </table:table-cell>
              <table:table-cell office:value-type="float" office:value="0.896535720588">
                <text:p>0.896535720588</text:p>
              </table:table-cell>
              <table:table-cell office:value-type="float" office:value="0.744609159346">
                <text:p>0.744609159346</text:p>
              </table:table-cell>
              <table:table-cell office:value-type="float" office:value="0.740993182498">
                <text:p>0.740993182498</text:p>
              </table:table-cell>
              <table:table-cell office:value-type="float" office:value="0.734663350556">
                <text:p>0.734663350556</text:p>
              </table:table-cell>
              <table:table-cell office:value-type="float" office:value="0.924340233355">
                <text:p>0.924340233355</text:p>
              </table:table-cell>
              <table:table-cell office:value-type="float" office:value="0.930815190123">
                <text:p>0.930815190123</text:p>
              </table:table-cell>
              <table:table-cell office:value-type="float" office:value="0.921174199768">
                <text:p>0.921174199768</text:p>
              </table:table-cell>
              <table:table-cell office:value-type="float" office:value="0.924318488728">
                <text:p>0.924318488728</text:p>
              </table:table-cell>
              <table:table-cell office:value-type="float" office:value="0.904815168754">
                <text:p>0.904815168754</text:p>
              </table:table-cell>
              <table:table-cell office:value-type="float" office:value="0.906498672168">
                <text:p>0.90649867216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63163647708">
                <text:p>0.963163647708</text:p>
              </table:table-cell>
              <table:table-cell office:value-type="float" office:value="0.964969948396">
                <text:p>0.964969948396</text:p>
              </table:table-cell>
              <table:table-cell office:value-type="float" office:value="0.982874235823">
                <text:p>0.982874235823</text:p>
              </table:table-cell>
              <table:table-cell office:value-type="float" office:value="0.98327289433">
                <text:p>0.98327289433</text:p>
              </table:table-cell>
              <table:table-cell office:value-type="float" office:value="0.989952031048">
                <text:p>0.989952031048</text:p>
              </table:table-cell>
              <table:table-cell office:value-type="float" office:value="0.953929821617">
                <text:p>0.953929821617</text:p>
              </table:table-cell>
              <table:table-cell office:value-type="float" office:value="0.967604709776">
                <text:p>0.967604709776</text:p>
              </table:table-cell>
              <table:table-cell office:value-type="float" office:value="0.966021523506">
                <text:p>0.966021523506</text:p>
              </table:table-cell>
              <table:table-cell office:value-type="float" office:value="0.950902567699">
                <text:p>0.950902567699</text:p>
              </table:table-cell>
              <table:table-cell office:value-type="float" office:value="0.948426932928">
                <text:p>0.948426932928</text:p>
              </table:table-cell>
              <table:table-cell office:value-type="float" office:value="0.992926358072">
                <text:p>0.992926358072</text:p>
              </table:table-cell>
              <table:table-cell office:value-type="float" office:value="0.993699978801">
                <text:p>0.993699978801</text:p>
              </table:table-cell>
              <table:table-cell office:value-type="float" office:value="0.990320973525">
                <text:p>0.990320973525</text:p>
              </table:table-cell>
              <table:table-cell office:value-type="float" office:value="0.94063678849">
                <text:p>0.94063678849</text:p>
              </table:table-cell>
              <table:table-cell office:value-type="float" office:value="0.940726538758">
                <text:p>0.940726538758</text:p>
              </table:table-cell>
              <table:table-cell office:value-type="float" office:value="0.949430564619">
                <text:p>0.949430564619</text:p>
              </table:table-cell>
              <table:table-cell office:value-type="float" office:value="0.967725681913">
                <text:p>0.967725681913</text:p>
              </table:table-cell>
              <table:table-cell office:value-type="float" office:value="0.97522613174">
                <text:p>0.97522613174</text:p>
              </table:table-cell>
              <table:table-cell office:value-type="float" office:value="0.967325156244">
                <text:p>0.967325156244</text:p>
              </table:table-cell>
              <table:table-cell office:value-type="float" office:value="0.976930460515">
                <text:p>0.976930460515</text:p>
              </table:table-cell>
              <table:table-cell office:value-type="float" office:value="0.941114570944">
                <text:p>0.941114570944</text:p>
              </table:table-cell>
              <table:table-cell office:value-type="float" office:value="0.939423431933">
                <text:p>0.939423431933</text:p>
              </table:table-cell>
              <table:table-cell office:value-type="float" office:value="0.970495168037">
                <text:p>0.970495168037</text:p>
              </table:table-cell>
              <table:table-cell office:value-type="float" office:value="0.970674900927">
                <text:p>0.970674900927</text:p>
              </table:table-cell>
              <table:table-cell office:value-type="float" office:value="0.964103868287">
                <text:p>0.964103868287</text:p>
              </table:table-cell>
              <table:table-cell office:value-type="float" office:value="0.980259045864">
                <text:p>0.980259045864</text:p>
              </table:table-cell>
              <table:table-cell office:value-type="float" office:value="0.974037619902">
                <text:p>0.974037619902</text:p>
              </table:table-cell>
              <table:table-cell office:value-type="float" office:value="0.98078471518">
                <text:p>0.98078471518</text:p>
              </table:table-cell>
              <table:table-cell office:value-type="float" office:value="0.97406713702">
                <text:p>0.97406713702</text:p>
              </table:table-cell>
              <table:table-cell office:value-type="float" office:value="0.97762311459">
                <text:p>0.97762311459</text:p>
              </table:table-cell>
              <table:table-cell office:value-type="float" office:value="0.976190555615">
                <text:p>0.97619055561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64140225745">
                <text:p>0.864140225745</text:p>
              </table:table-cell>
              <table:table-cell office:value-type="float" office:value="0.86866702646">
                <text:p>0.86866702646</text:p>
              </table:table-cell>
              <table:table-cell office:value-type="float" office:value="0.904636384812">
                <text:p>0.904636384812</text:p>
              </table:table-cell>
              <table:table-cell office:value-type="float" office:value="0.904025951386">
                <text:p>0.904025951386</text:p>
              </table:table-cell>
              <table:table-cell office:value-type="float" office:value="0.895940704885">
                <text:p>0.895940704885</text:p>
              </table:table-cell>
              <table:table-cell office:value-type="float" office:value="0.828023668122">
                <text:p>0.828023668122</text:p>
              </table:table-cell>
              <table:table-cell office:value-type="float" office:value="0.894268402973">
                <text:p>0.894268402973</text:p>
              </table:table-cell>
              <table:table-cell office:value-type="float" office:value="0.891755646656">
                <text:p>0.891755646656</text:p>
              </table:table-cell>
              <table:table-cell office:value-type="float" office:value="0.876163364434">
                <text:p>0.876163364434</text:p>
              </table:table-cell>
              <table:table-cell office:value-type="float" office:value="0.846271062037">
                <text:p>0.846271062037</text:p>
              </table:table-cell>
              <table:table-cell office:value-type="float" office:value="0.899175682676">
                <text:p>0.899175682676</text:p>
              </table:table-cell>
              <table:table-cell office:value-type="float" office:value="0.905908503979">
                <text:p>0.905908503979</text:p>
              </table:table-cell>
              <table:table-cell office:value-type="float" office:value="0.89290665846">
                <text:p>0.89290665846</text:p>
              </table:table-cell>
              <table:table-cell office:value-type="float" office:value="0.831040692648">
                <text:p>0.831040692648</text:p>
              </table:table-cell>
              <table:table-cell office:value-type="float" office:value="0.831143021046">
                <text:p>0.831143021046</text:p>
              </table:table-cell>
              <table:table-cell office:value-type="float" office:value="0.828459005081">
                <text:p>0.828459005081</text:p>
              </table:table-cell>
              <table:table-cell office:value-type="float" office:value="0.870008468487">
                <text:p>0.870008468487</text:p>
              </table:table-cell>
              <table:table-cell office:value-type="float" office:value="0.868845433487">
                <text:p>0.868845433487</text:p>
              </table:table-cell>
              <table:table-cell office:value-type="float" office:value="0.869095286975">
                <text:p>0.869095286975</text:p>
              </table:table-cell>
              <table:table-cell office:value-type="float" office:value="0.884382506627">
                <text:p>0.884382506627</text:p>
              </table:table-cell>
              <table:table-cell office:value-type="float" office:value="0.852166070397">
                <text:p>0.852166070397</text:p>
              </table:table-cell>
              <table:table-cell office:value-type="float" office:value="0.851479979013">
                <text:p>0.851479979013</text:p>
              </table:table-cell>
              <table:table-cell office:value-type="float" office:value="0.84284934632">
                <text:p>0.84284934632</text:p>
              </table:table-cell>
              <table:table-cell office:value-type="float" office:value="0.849930117184">
                <text:p>0.849930117184</text:p>
              </table:table-cell>
              <table:table-cell office:value-type="float" office:value="0.837684776268">
                <text:p>0.837684776268</text:p>
              </table:table-cell>
              <table:table-cell office:value-type="float" office:value="0.886099936087">
                <text:p>0.886099936087</text:p>
              </table:table-cell>
              <table:table-cell office:value-type="float" office:value="0.885071056603">
                <text:p>0.885071056603</text:p>
              </table:table-cell>
              <table:table-cell office:value-type="float" office:value="0.886694769438">
                <text:p>0.886694769438</text:p>
              </table:table-cell>
              <table:table-cell office:value-type="float" office:value="0.896419672837">
                <text:p>0.896419672837</text:p>
              </table:table-cell>
              <table:table-cell office:value-type="float" office:value="0.87537184552">
                <text:p>0.87537184552</text:p>
              </table:table-cell>
              <table:table-cell office:value-type="float" office:value="0.872915546232">
                <text:p>0.872915546232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747292934716">
                <text:p>0.747292934716</text:p>
              </table:table-cell>
              <table:table-cell office:value-type="float" office:value="0.740346249744">
                <text:p>0.740346249744</text:p>
              </table:table-cell>
              <table:table-cell office:value-type="float" office:value="0.855748532165">
                <text:p>0.855748532165</text:p>
              </table:table-cell>
              <table:table-cell office:value-type="float" office:value="0.854021392507">
                <text:p>0.854021392507</text:p>
              </table:table-cell>
              <table:table-cell office:value-type="float" office:value="0.853415380805">
                <text:p>0.853415380805</text:p>
              </table:table-cell>
              <table:table-cell office:value-type="float" office:value="0.713703243445">
                <text:p>0.713703243445</text:p>
              </table:table-cell>
              <table:table-cell office:value-type="float" office:value="0.856785460811">
                <text:p>0.856785460811</text:p>
              </table:table-cell>
              <table:table-cell office:value-type="float" office:value="0.852584343933">
                <text:p>0.852584343933</text:p>
              </table:table-cell>
              <table:table-cell office:value-type="float" office:value="0.845022309485">
                <text:p>0.845022309485</text:p>
              </table:table-cell>
              <table:table-cell office:value-type="float" office:value="0.728381969367">
                <text:p>0.728381969367</text:p>
              </table:table-cell>
              <table:table-cell office:value-type="float" office:value="0.855436184298">
                <text:p>0.855436184298</text:p>
              </table:table-cell>
              <table:table-cell office:value-type="float" office:value="0.858289515427">
                <text:p>0.858289515427</text:p>
              </table:table-cell>
              <table:table-cell office:value-type="float" office:value="0.851876784325">
                <text:p>0.851876784325</text:p>
              </table:table-cell>
              <table:table-cell office:value-type="float" office:value="0.722181280027">
                <text:p>0.722181280027</text:p>
              </table:table-cell>
              <table:table-cell office:value-type="float" office:value="0.724327262472">
                <text:p>0.724327262472</text:p>
              </table:table-cell>
              <table:table-cell office:value-type="float" office:value="0.721935647397">
                <text:p>0.721935647397</text:p>
              </table:table-cell>
              <table:table-cell office:value-type="float" office:value="0.823708970175">
                <text:p>0.823708970175</text:p>
              </table:table-cell>
              <table:table-cell office:value-type="float" office:value="0.825012545224">
                <text:p>0.825012545224</text:p>
              </table:table-cell>
              <table:table-cell office:value-type="float" office:value="0.824719399056">
                <text:p>0.824719399056</text:p>
              </table:table-cell>
              <table:table-cell office:value-type="float" office:value="0.826345536775">
                <text:p>0.826345536775</text:p>
              </table:table-cell>
              <table:table-cell office:value-type="float" office:value="0.815409698489">
                <text:p>0.815409698489</text:p>
              </table:table-cell>
              <table:table-cell office:value-type="float" office:value="0.812610282785">
                <text:p>0.812610282785</text:p>
              </table:table-cell>
              <table:table-cell office:value-type="float" office:value="0.722667353067">
                <text:p>0.722667353067</text:p>
              </table:table-cell>
              <table:table-cell office:value-type="float" office:value="0.721016783552">
                <text:p>0.721016783552</text:p>
              </table:table-cell>
              <table:table-cell office:value-type="float" office:value="0.713077498986">
                <text:p>0.713077498986</text:p>
              </table:table-cell>
              <table:table-cell office:value-type="float" office:value="0.833730383925">
                <text:p>0.833730383925</text:p>
              </table:table-cell>
              <table:table-cell office:value-type="float" office:value="0.832156342698">
                <text:p>0.832156342698</text:p>
              </table:table-cell>
              <table:table-cell office:value-type="float" office:value="0.83064175017">
                <text:p>0.83064175017</text:p>
              </table:table-cell>
              <table:table-cell office:value-type="float" office:value="0.826482101548">
                <text:p>0.826482101548</text:p>
              </table:table-cell>
              <table:table-cell office:value-type="float" office:value="0.828414245596">
                <text:p>0.828414245596</text:p>
              </table:table-cell>
              <table:table-cell office:value-type="float" office:value="0.824004800913">
                <text:p>0.824004800913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81928201018">
                <text:p>0.981928201018</text:p>
              </table:table-cell>
              <table:table-cell office:value-type="float" office:value="0.981296146441">
                <text:p>0.981296146441</text:p>
              </table:table-cell>
              <table:table-cell office:value-type="float" office:value="0.987868454576">
                <text:p>0.987868454576</text:p>
              </table:table-cell>
              <table:table-cell office:value-type="float" office:value="0.987449534144">
                <text:p>0.987449534144</text:p>
              </table:table-cell>
              <table:table-cell office:value-type="float" office:value="0.999830026965">
                <text:p>0.999830026965</text:p>
              </table:table-cell>
              <table:table-cell office:value-type="float" office:value="0.962027771433">
                <text:p>0.962027771433</text:p>
              </table:table-cell>
              <table:table-cell office:value-type="float" office:value="0.968100914564">
                <text:p>0.968100914564</text:p>
              </table:table-cell>
              <table:table-cell office:value-type="float" office:value="0.966230263659">
                <text:p>0.966230263659</text:p>
              </table:table-cell>
              <table:table-cell office:value-type="float" office:value="0.978576236414">
                <text:p>0.978576236414</text:p>
              </table:table-cell>
              <table:table-cell office:value-type="float" office:value="0.95731863413">
                <text:p>0.95731863413</text:p>
              </table:table-cell>
              <table:table-cell office:value-type="float" office:value="0.999856722104">
                <text:p>0.999856722104</text:p>
              </table:table-cell>
              <table:table-cell office:value-type="float" office:value="0.999854424422">
                <text:p>0.999854424422</text:p>
              </table:table-cell>
              <table:table-cell office:value-type="float" office:value="0.999484332635">
                <text:p>0.999484332635</text:p>
              </table:table-cell>
              <table:table-cell office:value-type="float" office:value="0.934421501274">
                <text:p>0.934421501274</text:p>
              </table:table-cell>
              <table:table-cell office:value-type="float" office:value="0.93374617834">
                <text:p>0.93374617834</text:p>
              </table:table-cell>
              <table:table-cell office:value-type="float" office:value="0.958368056675">
                <text:p>0.958368056675</text:p>
              </table:table-cell>
              <table:table-cell office:value-type="float" office:value="0.969815201986">
                <text:p>0.969815201986</text:p>
              </table:table-cell>
              <table:table-cell office:value-type="float" office:value="0.981326319946">
                <text:p>0.981326319946</text:p>
              </table:table-cell>
              <table:table-cell office:value-type="float" office:value="0.969685762636">
                <text:p>0.969685762636</text:p>
              </table:table-cell>
              <table:table-cell office:value-type="float" office:value="0.980450586307">
                <text:p>0.980450586307</text:p>
              </table:table-cell>
              <table:table-cell office:value-type="float" office:value="0.93637812501">
                <text:p>0.93637812501</text:p>
              </table:table-cell>
              <table:table-cell office:value-type="float" office:value="0.933587219247">
                <text:p>0.933587219247</text:p>
              </table:table-cell>
              <table:table-cell office:value-type="float" office:value="0.981102113987">
                <text:p>0.981102113987</text:p>
              </table:table-cell>
              <table:table-cell office:value-type="float" office:value="0.978833583232">
                <text:p>0.978833583232</text:p>
              </table:table-cell>
              <table:table-cell office:value-type="float" office:value="0.981213602032">
                <text:p>0.981213602032</text:p>
              </table:table-cell>
              <table:table-cell office:value-type="float" office:value="0.988990235847">
                <text:p>0.988990235847</text:p>
              </table:table-cell>
              <table:table-cell office:value-type="float" office:value="0.981916782189">
                <text:p>0.981916782189</text:p>
              </table:table-cell>
              <table:table-cell office:value-type="float" office:value="0.9885023137">
                <text:p>0.9885023137</text:p>
              </table:table-cell>
              <table:table-cell office:value-type="float" office:value="0.976825922015">
                <text:p>0.976825922015</text:p>
              </table:table-cell>
              <table:table-cell office:value-type="float" office:value="0.998086149082">
                <text:p>0.998086149082</text:p>
              </table:table-cell>
              <table:table-cell office:value-type="float" office:value="0.997099019186">
                <text:p>0.99709901918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04699428336">
                <text:p>0.904699428336</text:p>
              </table:table-cell>
              <table:table-cell office:value-type="float" office:value="0.904251459678">
                <text:p>0.904251459678</text:p>
              </table:table-cell>
              <table:table-cell office:value-type="float" office:value="0.940141480534">
                <text:p>0.940141480534</text:p>
              </table:table-cell>
              <table:table-cell office:value-type="float" office:value="0.93926412763">
                <text:p>0.93926412763</text:p>
              </table:table-cell>
              <table:table-cell office:value-type="float" office:value="0.92857848522">
                <text:p>0.92857848522</text:p>
              </table:table-cell>
              <table:table-cell office:value-type="float" office:value="0.859637384356">
                <text:p>0.859637384356</text:p>
              </table:table-cell>
              <table:table-cell office:value-type="float" office:value="0.92615677321">
                <text:p>0.92615677321</text:p>
              </table:table-cell>
              <table:table-cell office:value-type="float" office:value="0.933570793509">
                <text:p>0.933570793509</text:p>
              </table:table-cell>
              <table:table-cell office:value-type="float" office:value="0.898671443628">
                <text:p>0.898671443628</text:p>
              </table:table-cell>
              <table:table-cell office:value-type="float" office:value="0.876295474291">
                <text:p>0.876295474291</text:p>
              </table:table-cell>
              <table:table-cell office:value-type="float" office:value="0.9358395258">
                <text:p>0.9358395258</text:p>
              </table:table-cell>
              <table:table-cell office:value-type="float" office:value="0.940179328855">
                <text:p>0.940179328855</text:p>
              </table:table-cell>
              <table:table-cell office:value-type="float" office:value="0.928002329081">
                <text:p>0.928002329081</text:p>
              </table:table-cell>
              <table:table-cell office:value-type="float" office:value="0.857604553677">
                <text:p>0.857604553677</text:p>
              </table:table-cell>
              <table:table-cell office:value-type="float" office:value="0.85638047823">
                <text:p>0.85638047823</text:p>
              </table:table-cell>
              <table:table-cell office:value-type="float" office:value="0.856780166777">
                <text:p>0.856780166777</text:p>
              </table:table-cell>
              <table:table-cell office:value-type="float" office:value="0.887309601783">
                <text:p>0.887309601783</text:p>
              </table:table-cell>
              <table:table-cell office:value-type="float" office:value="0.892326905968">
                <text:p>0.892326905968</text:p>
              </table:table-cell>
              <table:table-cell office:value-type="float" office:value="0.888345095786">
                <text:p>0.888345095786</text:p>
              </table:table-cell>
              <table:table-cell office:value-type="float" office:value="0.896902918266">
                <text:p>0.896902918266</text:p>
              </table:table-cell>
              <table:table-cell office:value-type="float" office:value="0.874612886301">
                <text:p>0.874612886301</text:p>
              </table:table-cell>
              <table:table-cell office:value-type="float" office:value="0.871273311352">
                <text:p>0.871273311352</text:p>
              </table:table-cell>
              <table:table-cell office:value-type="float" office:value="0.881327337101">
                <text:p>0.881327337101</text:p>
              </table:table-cell>
              <table:table-cell office:value-type="float" office:value="0.87988734013">
                <text:p>0.87988734013</text:p>
              </table:table-cell>
              <table:table-cell office:value-type="float" office:value="0.87044972583">
                <text:p>0.87044972583</text:p>
              </table:table-cell>
              <table:table-cell office:value-type="float" office:value="0.918820005534">
                <text:p>0.918820005534</text:p>
              </table:table-cell>
              <table:table-cell office:value-type="float" office:value="0.920850684235">
                <text:p>0.920850684235</text:p>
              </table:table-cell>
              <table:table-cell office:value-type="float" office:value="0.916695033769">
                <text:p>0.916695033769</text:p>
              </table:table-cell>
              <table:table-cell office:value-type="float" office:value="0.927895504401">
                <text:p>0.927895504401</text:p>
              </table:table-cell>
              <table:table-cell office:value-type="float" office:value="0.903981622292">
                <text:p>0.903981622292</text:p>
              </table:table-cell>
              <table:table-cell office:value-type="float" office:value="0.903775691767">
                <text:p>0.90377569176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61860048403">
                <text:p>0.761860048403</text:p>
              </table:table-cell>
              <table:table-cell office:value-type="float" office:value="0.762606259102">
                <text:p>0.762606259102</text:p>
              </table:table-cell>
              <table:table-cell office:value-type="float" office:value="0.809840558654">
                <text:p>0.809840558654</text:p>
              </table:table-cell>
              <table:table-cell office:value-type="float" office:value="0.810288463634">
                <text:p>0.810288463634</text:p>
              </table:table-cell>
              <table:table-cell office:value-type="float" office:value="0.805061431903">
                <text:p>0.805061431903</text:p>
              </table:table-cell>
              <table:table-cell office:value-type="float" office:value="0.730780726549">
                <text:p>0.730780726549</text:p>
              </table:table-cell>
              <table:table-cell office:value-type="float" office:value="0.800710258582">
                <text:p>0.800710258582</text:p>
              </table:table-cell>
              <table:table-cell office:value-type="float" office:value="0.800431758624">
                <text:p>0.800431758624</text:p>
              </table:table-cell>
              <table:table-cell office:value-type="float" office:value="0.792343653009">
                <text:p>0.792343653009</text:p>
              </table:table-cell>
              <table:table-cell office:value-type="float" office:value="0.743600435983">
                <text:p>0.743600435983</text:p>
              </table:table-cell>
              <table:table-cell office:value-type="float" office:value="0.808505649711">
                <text:p>0.808505649711</text:p>
              </table:table-cell>
              <table:table-cell office:value-type="float" office:value="0.81097329486">
                <text:p>0.81097329486</text:p>
              </table:table-cell>
              <table:table-cell office:value-type="float" office:value="0.803049051354">
                <text:p>0.803049051354</text:p>
              </table:table-cell>
              <table:table-cell office:value-type="float" office:value="0.73096914557">
                <text:p>0.73096914557</text:p>
              </table:table-cell>
              <table:table-cell office:value-type="float" office:value="0.731042506605">
                <text:p>0.731042506605</text:p>
              </table:table-cell>
              <table:table-cell office:value-type="float" office:value="0.727107762047">
                <text:p>0.727107762047</text:p>
              </table:table-cell>
              <table:table-cell office:value-type="float" office:value="0.782815719919">
                <text:p>0.782815719919</text:p>
              </table:table-cell>
              <table:table-cell office:value-type="float" office:value="0.782345579869">
                <text:p>0.782345579869</text:p>
              </table:table-cell>
              <table:table-cell office:value-type="float" office:value="0.782841287355">
                <text:p>0.782841287355</text:p>
              </table:table-cell>
              <table:table-cell office:value-type="float" office:value="0.789020185056">
                <text:p>0.789020185056</text:p>
              </table:table-cell>
              <table:table-cell office:value-type="float" office:value="0.7747202854">
                <text:p>0.7747202854</text:p>
              </table:table-cell>
              <table:table-cell office:value-type="float" office:value="0.77213239599">
                <text:p>0.77213239599</text:p>
              </table:table-cell>
              <table:table-cell office:value-type="float" office:value="0.735046141742">
                <text:p>0.735046141742</text:p>
              </table:table-cell>
              <table:table-cell office:value-type="float" office:value="0.735320091496">
                <text:p>0.735320091496</text:p>
              </table:table-cell>
              <table:table-cell office:value-type="float" office:value="0.729391406853">
                <text:p>0.729391406853</text:p>
              </table:table-cell>
              <table:table-cell office:value-type="float" office:value="0.791857496191">
                <text:p>0.791857496191</text:p>
              </table:table-cell>
              <table:table-cell office:value-type="float" office:value="0.793242616998">
                <text:p>0.793242616998</text:p>
              </table:table-cell>
              <table:table-cell office:value-type="float" office:value="0.793262097083">
                <text:p>0.793262097083</text:p>
              </table:table-cell>
              <table:table-cell office:value-type="float" office:value="0.795343395583">
                <text:p>0.795343395583</text:p>
              </table:table-cell>
              <table:table-cell office:value-type="float" office:value="0.786995586343">
                <text:p>0.786995586343</text:p>
              </table:table-cell>
              <table:table-cell office:value-type="float" office:value="0.786227910275">
                <text:p>0.78622791027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864336523226">
                <text:p>0.864336523226</text:p>
              </table:table-cell>
              <table:table-cell office:value-type="float" office:value="0.862673154375444">
                <text:p>0.862673154375444</text:p>
              </table:table-cell>
              <table:table-cell office:value-type="float" office:value="0.922194841216444">
                <text:p>0.922194841216444</text:p>
              </table:table-cell>
              <table:table-cell office:value-type="float" office:value="0.921414083695555">
                <text:p>0.921414083695555</text:p>
              </table:table-cell>
              <table:table-cell office:value-type="float" office:value="0.918505027253111">
                <text:p>0.918505027253111</text:p>
              </table:table-cell>
              <table:table-cell office:value-type="float" office:value="0.838632443162778">
                <text:p>0.838632443162778</text:p>
              </table:table-cell>
              <table:table-cell office:value-type="float" office:value="0.913576666295111">
                <text:p>0.913576666295111</text:p>
              </table:table-cell>
              <table:table-cell office:value-type="float" office:value="0.913355473646111">
                <text:p>0.913355473646111</text:p>
              </table:table-cell>
              <table:table-cell office:value-type="float" office:value="0.898602675841667">
                <text:p>0.898602675841667</text:p>
              </table:table-cell>
              <table:table-cell office:value-type="float" office:value="0.844901751175555">
                <text:p>0.844901751175555</text:p>
              </table:table-cell>
              <table:table-cell office:value-type="float" office:value="0.924499791737444">
                <text:p>0.924499791737444</text:p>
              </table:table-cell>
              <table:table-cell office:value-type="float" office:value="0.926085954238778">
                <text:p>0.926085954238778</text:p>
              </table:table-cell>
              <table:table-cell office:value-type="float" office:value="0.916852886738222">
                <text:p>0.916852886738222</text:p>
              </table:table-cell>
              <table:table-cell office:value-type="float" office:value="0.835857119140555">
                <text:p>0.835857119140555</text:p>
              </table:table-cell>
              <table:table-cell office:value-type="float" office:value="0.835837201440778">
                <text:p>0.835837201440778</text:p>
              </table:table-cell>
              <table:table-cell office:value-type="float" office:value="0.836745818990889">
                <text:p>0.836745818990889</text:p>
              </table:table-cell>
              <table:table-cell office:value-type="float" office:value="0.895238558544111">
                <text:p>0.895238558544111</text:p>
              </table:table-cell>
              <table:table-cell office:value-type="float" office:value="0.899382569846">
                <text:p>0.899382569846</text:p>
              </table:table-cell>
              <table:table-cell office:value-type="float" office:value="0.894632366369">
                <text:p>0.894632366369</text:p>
              </table:table-cell>
              <table:table-cell office:value-type="float" office:value="0.901389932194667">
                <text:p>0.901389932194667</text:p>
              </table:table-cell>
              <table:table-cell office:value-type="float" office:value="0.877942726400222">
                <text:p>0.877942726400222</text:p>
              </table:table-cell>
              <table:table-cell office:value-type="float" office:value="0.875552497476">
                <text:p>0.875552497476</text:p>
              </table:table-cell>
              <table:table-cell office:value-type="float" office:value="0.850491368569444">
                <text:p>0.850491368569444</text:p>
              </table:table-cell>
              <table:table-cell office:value-type="float" office:value="0.850093263515222">
                <text:p>0.850093263515222</text:p>
              </table:table-cell>
              <table:table-cell office:value-type="float" office:value="0.844464507099">
                <text:p>0.844464507099</text:p>
              </table:table-cell>
              <table:table-cell office:value-type="float" office:value="0.909677759209444">
                <text:p>0.909677759209444</text:p>
              </table:table-cell>
              <table:table-cell office:value-type="float" office:value="0.909601984057333">
                <text:p>0.909601984057333</text:p>
              </table:table-cell>
              <table:table-cell office:value-type="float" office:value="0.908998084113778">
                <text:p>0.908998084113778</text:p>
              </table:table-cell>
              <table:table-cell office:value-type="float" office:value="0.909543485475">
                <text:p>0.909543485475</text:p>
              </table:table-cell>
              <table:table-cell office:value-type="float" office:value="0.901163226811444">
                <text:p>0.901163226811444</text:p>
              </table:table-cell>
              <table:table-cell office:value-type="float" office:value="0.900376237450444">
                <text:p>0.900376237450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